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d2c2e"/>
    </style:style>
    <style:style style:name="gr2" style:family="graphic" style:parent-style-name="standard">
      <style:graphic-properties draw:stroke="none" draw:fill="solid" draw:fill-color="#0089c8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d5e5f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.72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36cm" fo:min-width="3.70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7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8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87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0.56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02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6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7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549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5cm" svg:stroke-color="#4b89cd" draw:stroke-linejoin="miter" svg:stroke-linecap="butt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9.1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3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36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22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67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4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3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2.3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47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88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4.03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9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30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5.93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49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01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6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25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5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52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977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5cade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2.36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8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6.33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46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6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9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9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30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4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59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729cm" fo:padding-top="0cm" fo:padding-bottom="0cm" fo:padding-left="0cm" fo:padding-right="0cm"/>
    </style:style>
    <style:style style:name="gr5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31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9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44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3.8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68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5.80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7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74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45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83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19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5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6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1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49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07cm" fo:padding-top="0cm" fo:padding-bottom="0cm" fo:padding-left="0cm" fo:padding-right="0cm"/>
    </style:style>
    <style:style style:name="gr69" style:family="graphic" style:parent-style-name="standard">
      <style:graphic-properties draw:stroke="none" svg:stroke-color="#000000" draw:fill="none" draw:fill-color="#ffffff" fo:min-height="5.3cm"/>
    </style:style>
    <style:style style:name="gr70" style:family="graphic" style:parent-style-name="standard">
      <style:graphic-properties draw:stroke="none" svg:stroke-color="#000000" draw:fill="none" draw:fill-color="#ffffff" fo:min-height="0.424cm"/>
    </style:style>
    <style:style style:name="gr71" style:family="graphic" style:parent-style-name="standard">
      <style:graphic-properties draw:stroke="none" svg:stroke-color="#000000" draw:fill="none" draw:fill-color="#ffffff" fo:min-height="0.5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7.12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5.91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4.31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25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694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17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19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9.98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5.70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05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33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77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2.9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63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9.747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7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4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19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4.45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05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22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09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6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40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22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29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4.0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5.38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3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00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40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55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83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09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4.86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74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79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85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77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42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4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4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8.35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9.03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622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67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32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95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8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70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7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06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27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088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092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0.43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571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21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18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04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25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07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296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423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736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2.89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56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7.528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03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736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69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3.79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983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76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13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26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52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6.93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81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6.60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439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5.873cm" fo:padding-top="0cm" fo:padding-bottom="0cm" fo:padding-left="0cm" fo:padding-right="0cm"/>
    </style:style>
    <style:style style:name="gr156" style:family="graphic" style:parent-style-name="standard">
      <style:graphic-properties draw:stroke="none" svg:stroke-color="#000000" draw:fill="none" draw:fill-color="#ffffff" fo:min-height="4.8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27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958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9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65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84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657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618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24cm" fo:padding-top="0cm" fo:padding-bottom="0cm" fo:padding-left="0cm" fo:padding-right="0cm"/>
    </style:style>
    <style:style style:name="P1" style:family="paragraph">
      <loext:graphic-properties draw:fill="solid" draw:fill-color="#2d2c2e"/>
    </style:style>
    <style:style style:name="P2" style:family="paragraph">
      <loext:graphic-properties draw:fill="solid" draw:fill-color="#0089c8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d5e5f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23.8999996185303pt" style:font-size-asian="23.8999996185303pt" style:font-size-complex="23.8999996185303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solid" draw:fill-color="#5cadee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4pt" style:font-size-asian="14pt" style:font-size-complex="14pt"/>
    </style:style>
    <style:style style:name="P15" style:family="paragraph">
      <style:text-properties fo:font-size="11pt" style:font-size-asian="11pt" style:font-size-complex="11pt"/>
    </style:style>
    <style:style style:name="T1" style:family="text">
      <style:text-properties fo:color="#669cd5" style:font-name="LMSans10" fo:font-size="16pt" fo:font-weight="bold" style:font-size-asian="16pt" style:font-name-complex="LMSans10" style:font-size-complex="16pt" style:font-weight-complex="bold"/>
    </style:style>
    <style:style style:name="T2" style:family="text">
      <style:text-properties fo:color="#4b89cd" style:font-name="LMRoman12" fo:font-size="12pt" style:font-size-asian="12pt" style:font-name-complex="LMRoman12" style:font-size-complex="12pt"/>
    </style:style>
    <style:style style:name="T3" style:family="text">
      <style:text-properties fo:color="#4b89cd" style:font-name="LMSans17" fo:font-size="23.8999996185303pt" style:font-size-asian="23.8999996185303pt" style:font-name-complex="LMSans17" style:font-size-complex="23.8999996185303pt"/>
    </style:style>
    <style:style style:name="T4" style:family="text">
      <style:text-properties fo:color="#4b89cd" style:font-name="LMRomanDemi10" fo:font-size="16pt" fo:font-weight="bold" style:font-size-asian="16pt" style:font-name-complex="LMRomanDemi10" style:font-size-complex="16pt" style:font-weight-complex="bold"/>
    </style:style>
    <style:style style:name="T5" style:family="text">
      <style:text-properties fo:color="#000000" style:font-name="LMRoman12" fo:font-size="12pt" style:font-size-asian="12pt" style:font-name-complex="LMRoman12" style:font-size-complex="12pt"/>
    </style:style>
    <style:style style:name="T6" style:family="text">
      <style:text-properties fo:color="#000000" style:font-name="LMMono12" fo:font-size="12pt" style:font-size-asian="12pt" style:font-name-complex="LMMono12" style:font-size-complex="12pt"/>
    </style:style>
    <style:style style:name="T7" style:family="text">
      <style:text-properties fo:color="#98a3ae" style:font-name="LMMono8" fo:font-size="8pt" style:font-size-asian="8pt" style:font-name-complex="LMMono8" style:font-size-complex="8pt"/>
    </style:style>
    <style:style style:name="T8" style:family="text">
      <style:text-properties fo:color="#cd6600" style:font-name="LMMonoLt10" fo:font-size="12pt" fo:font-weight="bold" style:font-size-asian="12pt" style:font-name-complex="LMMonoLt10" style:font-size-complex="12pt" style:font-weight-complex="bold"/>
    </style:style>
    <style:style style:name="T9" style:family="text">
      <style:text-properties fo:color="#008b00" style:font-name="LMMono12" fo:font-size="12pt" style:font-size-asian="12pt" style:font-name-complex="LMMono12" style:font-size-complex="12pt"/>
    </style:style>
    <style:style style:name="T10" style:family="text">
      <style:text-properties fo:color="#ae4c4c" style:font-name="LMMono12" fo:font-size="12pt" style:font-size-asian="12pt" style:font-name-complex="LMMono12" style:font-size-complex="12pt"/>
    </style:style>
    <style:style style:name="T11" style:family="text">
      <style:text-properties fo:color="#000000" style:font-name="LMRoman12" fo:font-size="12pt" fo:font-style="italic" style:font-size-asian="12pt" style:font-name-complex="LMRoman12" style:font-size-complex="12pt" style:font-style-complex="italic"/>
    </style:style>
    <style:style style:name="T12" style:family="text">
      <style:text-properties fo:color="#000000" style:font-name="LMSans12" fo:font-size="12pt" style:font-size-asian="12pt" style:font-name-complex="LMSans12" style:font-size-complex="12pt"/>
    </style:style>
    <style:style style:name="T13" style:family="text">
      <style:text-properties fo:color="#3a5fcd" style:font-name="LMMonoLt10" fo:font-size="12pt" fo:font-weight="bold" style:font-size-asian="12pt" style:font-name-complex="LMMonoLt10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539bde" style:font-name="LMRomanDemi10" fo:font-size="14pt" fo:font-weight="bold" style:font-size-asian="14pt" style:font-name-complex="LMRomanDemi10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19cm" svg:height="0.196cm" svg:x="9.504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8cm" svg:x="9.681cm" svg:y="3.376cm" svg:viewBox="0 0 135 199" svg:d="M135 142c-3 12-7 22-13 31-6 8-14 15-23 20-10 4-21 6-32 6-9 0-18-1-26-5-9-3-16-8-23-15-6-5-10-12-12-18-3-6-4-14-5-22s-1-21-1-39c0-19 0-32 1-40s2-16 5-22c2-6 6-13 12-18 7-7 14-12 22-15 9-4 18-5 27-5 12 0 22 2 32 7 10 4 17 11 23 19 6 9 10 19 13 31h-15c-3-14-9-25-18-32-11-8-22-12-35-12-7 0-13 1-20 4-6 2-12 6-17 11-3 3-6 7-8 11-2 3-3 8-5 14-1 6-1 12-2 19 0 8 0 18 0 28 0 15 0 27 1 35s2 15 4 21 6 11 10 15c5 5 11 9 17 11 7 3 13 4 20 4 9 0 17-2 24-5 8-4 14-9 19-15 5-7 8-15 10-24z">
          <text:p/>
        </draw:path>
        <draw:path draw:style-name="gr1" draw:text-style-name="P1" draw:layer="layout" svg:width="0.134cm" svg:height="0.198cm" svg:x="9.879cm" svg:y="3.376cm" svg:viewBox="0 0 135 199" svg:d="M120 100c0-16-1-28-1-36-1-8-2-15-4-21-3-6-6-11-10-15-5-5-11-9-17-11-7-3-13-4-20-4s-14 1-20 4c-7 2-13 6-19 11-3 3-6 7-8 11-2 3-3 8-4 14s-2 12-2 19c0 8-1 18-1 28 0 15 1 27 1 35 1 8 2 15 5 21 2 6 5 11 9 15 6 5 12 9 18 11 7 3 14 4 21 4s13-1 20-4c6-2 12-6 17-11 4-5 8-10 10-15 2-6 3-13 4-21 0-8 1-20 1-35zM135 100c0 18-1 31-1 39-1 8-3 16-5 22-3 6-7 13-13 18-6 7-13 12-22 15-8 4-17 5-26 5-10 0-19-1-27-5-9-3-17-8-23-15-6-5-10-12-13-18-2-6-4-14-4-22-1-8-1-21-1-39 0-19 0-32 1-40 0-8 2-16 4-22 3-6 7-13 13-18 6-7 14-12 23-15 8-4 17-5 27-5 9 0 18 1 26 5 9 3 16 8 22 15 6 5 10 12 13 18 2 6 4 14 5 22 0 8 1 21 1 40z">
          <text:p/>
        </draw:path>
        <draw:polygon draw:style-name="gr1" draw:text-style-name="P1" draw:layer="layout" svg:width="0.118cm" svg:height="0.196cm" svg:x="10.086cm" svg:y="3.377cm" svg:viewBox="0 0 119 197" draw:points="119,197 0,197 0,0 16,0 16,184 119,184">
          <text:p/>
        </draw:polygon>
        <draw:polygon draw:style-name="gr1" draw:text-style-name="P1" draw:layer="layout" svg:width="0.119cm" svg:height="0.196cm" svg:x="10.263cm" svg:y="3.377cm" svg:viewBox="0 0 120 197" draw:points="120,197 0,197 0,0 120,0 120,13 15,13 15,92 105,92 105,105 15,105 15,184 120,184">
          <text:p/>
        </draw:polygon>
        <draw:path draw:style-name="gr1" draw:text-style-name="P1" draw:layer="layout" svg:width="0.133cm" svg:height="0.196cm" svg:x="10.539cm" svg:y="3.377cm" svg:viewBox="0 0 134 197" svg:d="M119 96v-8c0-14 0-25-2-35-2-9-6-18-12-24-10-11-24-16-42-16h-48v171h48c18 0 32-5 42-16 6-6 10-14 12-25 2-10 2-23 2-38zM134 96v7c0 17-1 32-3 45-3 13-8 23-16 31-3 4-8 7-13 10-5 2-10 4-16 6-6 1-13 2-19 2h-67v-197h67c6 0 13 1 19 2 6 2 11 4 16 6 5 3 9 6 13 10 8 8 14 19 16 30 2 12 3 26 3 42z">
          <text:p/>
        </draw:path>
        <draw:polygon draw:style-name="gr1" draw:text-style-name="P1" draw:layer="layout" svg:width="0.019cm" svg:height="0.039cm" svg:x="10.742cm" svg:y="3.377cm" svg:viewBox="0 0 20 40" draw:points="20,19 0,40 0,0 20,0">
          <text:p/>
        </draw:polygon>
        <draw:polygon draw:style-name="gr1" draw:text-style-name="P1" draw:layer="layout" svg:width="0.014cm" svg:height="0.196cm" svg:x="10.838cm" svg:y="3.377cm" svg:viewBox="0 0 15 197" draw:points="0,0 15,0 15,197 0,197">
          <text:p/>
        </draw:polygon>
        <draw:polygon draw:style-name="gr1" draw:text-style-name="P1" draw:layer="layout" svg:width="0.143cm" svg:height="0.196cm" svg:x="10.933cm" svg:y="3.377cm" svg:viewBox="0 0 144 197" draw:points="144,197 129,197 15,26 15,197 0,197 0,0 15,0 129,171 129,0 144,0">
          <text:p/>
        </draw:polygon>
        <draw:path draw:style-name="gr1" draw:text-style-name="P1" draw:layer="layout" svg:width="0.134cm" svg:height="0.198cm" svg:x="11.149cm" svg:y="3.376cm" svg:viewBox="0 0 135 199" svg:d="M135 130c0 20-5 36-15 47-7 7-15 13-23 16-9 4-19 6-29 6-9 0-18-1-26-5-10-3-17-8-24-15-6-5-10-12-12-18-3-6-4-14-5-22 0-8-1-21-1-39 0-19 1-32 1-40 1-8 2-16 5-22 2-6 6-13 12-18 7-7 14-12 24-15 8-4 17-5 26-5 17 0 32 5 44 15 12 11 20 25 23 42h-15c-2-9-5-17-10-23-5-7-11-12-18-16-7-3-15-5-24-5-7 0-13 1-20 4-6 2-13 6-18 11-3 3-6 7-8 11-2 3-3 8-5 14-1 6-1 12-2 19 0 8 0 18 0 28 0 15 0 27 1 35s2 15 4 21 6 11 10 15c5 5 12 9 18 11 7 3 13 4 20 4 8 0 16-1 23-5 7-3 13-8 18-14 4-5 7-10 9-17 2-6 3-13 3-21v-18h-53v-13h67z">
          <text:p/>
        </draw:path>
        <draw:polygon draw:style-name="gr1" draw:text-style-name="P1" draw:layer="layout" svg:width="0.119cm" svg:height="0.196cm" svg:x="11.356cm" svg:y="3.377cm" svg:viewBox="0 0 120 197" draw:points="120,197 0,197 0,0 120,0 120,13 15,13 15,92 104,92 104,105 15,105 15,184 120,184">
          <text:p/>
        </draw:polygon>
        <draw:polygon draw:style-name="gr1" draw:text-style-name="P1" draw:layer="layout" svg:width="0.143cm" svg:height="0.196cm" svg:x="11.541cm" svg:y="3.377cm" svg:viewBox="0 0 144 197" draw:points="144,197 129,197 15,26 15,197 0,197 0,0 15,0 129,171 129,0 144,0">
          <text:p/>
        </draw:polygon>
        <draw:polygon draw:style-name="gr1" draw:text-style-name="P1" draw:layer="layout" svg:width="0.015cm" svg:height="0.196cm" svg:x="11.764cm" svg:y="3.377cm" svg:viewBox="0 0 16 197" draw:points="0,0 16,0 16,197 0,197">
          <text:p/>
        </draw:polygon>
        <draw:polygon draw:style-name="gr1" draw:text-style-name="P1" draw:layer="layout" svg:width="0.119cm" svg:height="0.196cm" svg:x="11.86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7cm" svg:x="12.042cm" svg:y="3.377cm" svg:viewBox="0 0 135 198" svg:d="M135 133c0 13-2 24-8 34s-14 18-24 23c-10 6-23 8-36 8s-24-2-34-8c-11-5-18-13-24-23s-9-21-9-34v-133h15v131c0 11 2 21 7 29 4 8 10 14 18 19 8 4 17 6 27 6s21-2 29-6c7-5 14-11 18-19s6-18 6-29v-131h15z">
          <text:p/>
        </draw:path>
        <draw:path draw:style-name="gr1" draw:text-style-name="P1" draw:layer="layout" svg:width="0.132cm" svg:height="0.196cm" svg:x="12.255cm" svg:y="3.377cm" svg:viewBox="0 0 133 197" svg:d="M116 54c0-13-4-24-12-31-7-6-19-10-32-10h-57v81h57c6 0 12-1 19-3 5-2 9-4 13-7s7-8 9-13 3-10 3-17zM133 197h-17l-48-90h-53v90h-15v-197h74c11 0 21 2 30 6 8 4 15 10 20 18s7 19 7 30c0 14-4 26-12 35s-19 15-34 17z">
          <text:p/>
        </draw:path>
        <draw:path draw:style-name="gr1" draw:text-style-name="P1" draw:layer="layout" svg:width="0.131cm" svg:height="0.198cm" svg:x="12.439cm" svg:y="3.376cm" svg:viewBox="0 0 132 199" svg:d="M132 145c0 8-1 16-4 23-3 6-7 12-13 17-6 4-13 8-21 11-8 2-17 3-28 3-10 0-18-1-26-2-8-2-15-5-21-9s-13-8-19-14l11-11c6 6 11 11 17 14 5 3 11 6 17 7 7 2 14 2 21 2 12 0 20-1 28-5 7-3 13-7 17-13 4-7 7-14 7-22 0-12-4-21-11-28-3-2-7-5-11-6-4-2-10-3-17-4l-24-4c-15-2-27-7-35-15-10-8-15-20-15-36 0-8 1-15 4-22s7-12 12-17 12-8 19-11c8-2 16-3 25-3 13 0 23 1 32 5 9 3 17 8 26 16l-10 9c-7-6-14-10-21-13s-16-5-28-5c-14 0-25 4-33 11s-12 17-12 30c0 11 4 19 10 25 4 3 8 6 14 8 5 2 10 4 15 5l22 4c10 1 17 2 22 4s9 5 13 8c6 5 10 10 13 17 3 6 4 14 4 21z">
          <text:p/>
        </draw:path>
        <draw:path draw:style-name="gr1" draw:text-style-name="P1" draw:layer="layout" svg:width="0.122cm" svg:height="0.18cm" svg:x="9.502cm" svg:y="3.671cm" svg:viewBox="0 0 123 181" svg:d="M110 88v-8c0-13-1-23-3-32s-5-16-11-22c-9-9-23-14-39-14h-44v156h44c16 0 30-5 39-14 6-6 9-13 11-23s3-22 3-36zM123 88v6c0 15-1 29-3 41s-7 21-14 29c-4 3-8 6-12 9-5 2-10 4-16 6-6 1-12 2-18 2h-60v-181h60c6 0 12 1 18 2 6 2 11 3 15 6 5 2 9 5 13 9 7 7 12 16 14 27 2 10 3 23 3 38z">
          <text:p/>
        </draw:path>
        <draw:path draw:style-name="gr1" draw:text-style-name="P1" draw:layer="layout" svg:width="0.123cm" svg:height="0.181cm" svg:x="9.689cm" svg:y="3.671cm" svg:viewBox="0 0 124 182" svg:d="M124 123c0 11-2 22-8 31-5 9-12 16-22 21s-20 7-32 7-23-2-32-7c-10-5-17-12-22-21s-8-20-8-31v-123h14v121c0 10 2 19 6 26s9 13 16 17c8 4 16 6 26 6 9 0 17-2 25-6s13-10 18-17c3-7 5-16 5-26v-121h14z">
          <text:p/>
        </draw:path>
        <draw:polygon draw:style-name="gr1" draw:text-style-name="P1" draw:layer="layout" svg:width="0.151cm" svg:height="0.18cm" svg:x="9.967cm" svg:y="3.671cm" svg:viewBox="0 0 152 181" draw:points="152,181 139,181 139,32 84,155 70,155 15,32 15,181 0,181 0,0 15,0 78,139 139,0 152,0">
          <text:p/>
        </draw:polygon>
        <draw:path draw:style-name="gr1" draw:text-style-name="P1" draw:layer="layout" svg:width="0.124cm" svg:height="0.182cm" svg:x="10.185cm" svg:y="3.67cm" svg:viewBox="0 0 125 183" svg:d="M111 92c0-14 0-25-1-33s-2-14-4-19-5-10-9-14c-5-5-10-8-17-11-5-2-12-3-18-3s-12 1-18 3c-6 3-11 6-16 11-3 3-6 6-7 10-2 3-4 8-5 13s-1 11-1 19c-1 7-1 15-1 24 0 14 0 25 1 33 1 7 2 13 4 19 2 5 5 9 9 13 4 5 10 8 16 11 5 2 12 3 18 3s13-1 18-3c7-3 12-6 17-11 4-4 7-8 9-14 2-5 3-11 4-18 1-8 1-19 1-33zM125 92c0 16-1 28-1 36-1 8-2 14-5 20-2 6-6 12-11 17-6 6-13 10-20 14-9 3-17 4-26 4-8 0-17-1-24-4-8-4-15-8-21-14-5-5-9-11-11-17-3-6-4-12-5-20 0-8-1-20-1-36s1-28 1-37c1-7 2-14 5-20 2-6 6-11 11-17 6-6 13-10 21-13 7-4 15-5 24-5s17 1 26 5c7 3 14 7 20 13 5 6 9 11 11 17 3 6 4 13 5 20 0 9 1 21 1 37z">
          <text:p/>
        </draw:path>
        <draw:polygon draw:style-name="gr1" draw:text-style-name="P1" draw:layer="layout" svg:width="0.131cm" svg:height="0.18cm" svg:x="10.376cm" svg:y="3.671cm" svg:viewBox="0 0 132 181" draw:points="132,181 118,181 14,24 14,181 0,181 0,0 14,0 118,156 118,0 132,0">
          <text:p/>
        </draw:polygon>
        <draw:path draw:style-name="gr1" draw:text-style-name="P1" draw:layer="layout" svg:width="0.123cm" svg:height="0.18cm" svg:x="10.581cm" svg:y="3.671cm" svg:viewBox="0 0 124 181" svg:d="M110 88v-8c0-13-1-23-2-32-2-9-6-16-11-22-10-9-23-14-40-14h-43v156h43c17 0 30-5 40-14 5-6 9-13 11-23 1-10 2-22 2-36zM124 88v6c0 15-1 29-3 41-3 12-7 21-15 29-3 3-7 6-13 9-4 2-9 4-15 6-5 1-11 2-17 2h-61v-181h61c6 0 12 1 17 2 6 2 11 3 15 6 6 2 10 5 13 9 8 7 13 16 15 27 2 10 3 23 3 38z">
          <text:p/>
        </draw:path>
        <draw:polygon draw:style-name="gr1" draw:text-style-name="P1" draw:layer="layout" svg:width="0.109cm" svg:height="0.18cm" svg:x="10.771cm" svg:y="3.671cm" svg:viewBox="0 0 110 181" draw:points="110,181 0,181 0,0 110,0 110,12 14,12 14,83 96,83 96,95 14,95 14,168 110,168">
          <text:p/>
        </draw:polygon>
        <draw:polygon draw:style-name="gr1" draw:text-style-name="P1" draw:layer="layout" svg:width="0.131cm" svg:height="0.18cm" svg:x="11.024cm" svg:y="3.671cm" svg:viewBox="0 0 132 181" draw:points="132,181 119,181 14,24 14,181 0,181 0,0 14,0 119,156 119,0 132,0">
          <text:p/>
        </draw:polygon>
        <draw:path draw:style-name="gr1" draw:text-style-name="P1" draw:layer="layout" svg:width="0.123cm" svg:height="0.181cm" svg:x="11.227cm" svg:y="3.671cm" svg:viewBox="0 0 124 182" svg:d="M124 123c0 11-2 22-8 31-5 9-12 16-21 21-10 5-20 7-32 7s-23-2-32-7c-11-5-18-12-23-21s-8-20-8-31v-123h14v121c0 10 2 19 6 26s10 13 18 17c7 4 15 6 25 6 9 0 17-2 25-6 7-4 13-10 17-17s6-16 6-26v-121h13z">
          <text:p/>
        </draw:path>
        <draw:polygon draw:style-name="gr1" draw:text-style-name="P1" draw:layer="layout" svg:width="0.151cm" svg:height="0.18cm" svg:x="11.422cm" svg:y="3.671cm" svg:viewBox="0 0 152 181" draw:points="152,181 138,181 138,32 84,155 70,155 14,32 14,181 0,181 0,0 14,0 77,139 138,0 152,0">
          <text:p/>
        </draw:polygon>
        <draw:polygon draw:style-name="gr1" draw:text-style-name="P1" draw:layer="layout" svg:width="0.109cm" svg:height="0.18cm" svg:x="11.647cm" svg:y="3.671cm" svg:viewBox="0 0 110 181" draw:points="110,181 0,181 0,0 110,0 110,12 14,12 14,83 96,83 96,95 14,95 14,168 110,168">
          <text:p/>
        </draw:polygon>
        <draw:path draw:style-name="gr1" draw:text-style-name="P1" draw:layer="layout" svg:width="0.122cm" svg:height="0.18cm" svg:x="11.817cm" svg:y="3.671cm" svg:viewBox="0 0 123 181" svg:d="M107 49c0-12-3-21-11-27s-17-10-29-10h-53v73h53c6 0 11-1 16-2 5-2 9-4 12-7 4-3 6-7 9-11 2-5 3-10 3-16zM123 181h-16l-44-84h-49v84h-14v-181h69c10 0 18 2 26 6 9 4 15 9 19 17 5 7 7 15 7 26 0 13-4 24-11 32s-18 14-31 16z">
          <text:p/>
        </draw:path>
        <draw:polygon draw:style-name="gr1" draw:text-style-name="P1" draw:layer="layout" svg:width="0.014cm" svg:height="0.18cm" svg:x="12.002cm" svg:y="3.671cm" svg:viewBox="0 0 15 181" draw:points="0,0 15,0 15,181 0,181">
          <text:p/>
        </draw:polygon>
        <draw:path draw:style-name="gr1" draw:text-style-name="P1" draw:layer="layout" svg:width="0.131cm" svg:height="0.19cm" svg:x="12.083cm" svg:y="3.67cm" svg:viewBox="0 0 132 191" svg:d="M110 92c0-14 0-25 0-32-1-8-2-14-4-19s-5-11-10-15c-4-5-9-8-15-11-6-2-12-3-18-3-7 0-13 1-19 3-6 3-12 6-17 11-3 3-5 6-7 11-2 3-3 8-4 13s-2 11-2 18 0 15 0 24c0 14 0 25 1 33 0 7 1 13 3 19 2 5 5 9 9 13 5 5 11 8 17 11 6 2 12 3 18 3 12 0 22-3 31-10l-25-25 9-10 25 25c4-5 6-12 7-20s1-21 1-39zM132 182l-9 9-21-21c-11 9-25 13-39 13-9 0-17-1-25-4-9-4-16-8-21-14-6-5-10-11-12-17s-4-12-4-20c-1-8-1-20-1-36s0-28 1-36c0-7 2-14 4-20 2-7 6-12 12-18 5-6 12-10 21-13 8-4 16-5 25-5 8 0 16 1 24 5 8 3 15 7 20 13 6 6 10 11 12 18 2 6 4 13 4 20 1 8 1 20 1 36 0 15 0 26-1 33 0 8-1 14-3 20s-5 11-9 16z">
          <text:p/>
        </draw:path>
        <draw:path draw:style-name="gr1" draw:text-style-name="P1" draw:layer="layout" svg:width="0.123cm" svg:height="0.181cm" svg:x="12.271cm" svg:y="3.671cm" svg:viewBox="0 0 124 182" svg:d="M124 123c0 11-3 22-8 31s-13 16-22 21c-10 5-21 7-33 7s-22-2-32-7c-9-5-16-12-22-21-5-9-7-20-7-31v-123h13v121c0 10 2 19 6 26s10 13 17 17 16 6 25 6 18-2 25-6c8-4 14-10 18-17s6-16 6-26v-121h14z">
          <text:p/>
        </draw:path>
        <draw:polygon draw:style-name="gr1" draw:text-style-name="P1" draw:layer="layout" svg:width="0.109cm" svg:height="0.18cm" svg:x="12.466cm" svg:y="3.671cm" svg:viewBox="0 0 110 181" draw:points="110,181 0,181 0,0 110,0 110,12 13,12 13,83 96,83 96,95 13,95 13,168 110,168">
          <text:p/>
        </draw:polygon>
        <draw:polygon draw:style-name="gr2" draw:text-style-name="P2" draw:layer="layout" svg:width="0.95cm" svg:height="1.73cm" svg:x="8.411cm" svg:y="2.122cm" svg:viewBox="0 0 951 1731" draw:points="0,0 951,0 951,1731 0,1731">
          <text:p/>
        </draw:polygon>
        <draw:path draw:style-name="gr3" draw:text-style-name="P3" draw:layer="layout" svg:width="0.682cm" svg:height="0.823cm" svg:x="8.543cm" svg:y="2.442cm" svg:viewBox="0 0 683 824" svg:d="M522 346c-2-42-9-78-22-109s-33-56-61-74c-27-19-60-28-98-28-37 0-70 9-98 28-28 18-49 43-62 74-7 17-12 31-14 44-3 12-5 34-7 65zM683 459h-523c0 47 8 88 24 121s39 59 69 77c31 19 68 28 112 28 45 0 81-6 108-19 27-12 56-33 87-63l103 96c-44 44-88 75-133 95s-101 30-168 30c-52 0-100-7-144-22s-83-39-115-72c-33-32-58-75-76-127-18-53-27-116-27-192 0-86 14-160 42-221 28-62 68-109 119-141 51-33 111-49 180-49 70 0 131 16 183 49 52 32 91 78 118 137 28 58 41 125 41 201z">
          <text:p/>
        </draw:path>
        <draw:path draw:style-name="gr1" draw:text-style-name="P1" draw:layer="layout" svg:width="0.673cm" svg:height="0.823cm" svg:x="9.48cm" svg:y="2.442cm" svg:viewBox="0 0 674 824" svg:d="M674 569c0 55-14 102-43 140-28 38-67 67-117 86-51 19-109 29-175 29-48 0-92-3-131-10s-76-18-110-35c-34-16-66-40-98-70l107-106c54 55 131 83 232 83 33 0 64-4 91-12s48-21 63-37c15-17 22-37 22-61 0-58-36-90-107-96l-129-10c-52-5-96-16-131-34-35-17-62-41-81-73-18-31-27-70-27-117 0-76 28-136 86-180s130-66 218-66c129 0 229 30 298 91l-101 103c-47-40-113-59-198-59-48 0-85 9-110 28-25 18-38 44-38 76 0 54 37 84 113 91l127 12c50 4 93 14 129 32s63 43 82 76 28 72 28 119z">
          <text:p/>
        </draw:path>
        <draw:path draw:style-name="gr1" draw:text-style-name="P1" draw:layer="layout" svg:width="0.171cm" svg:height="1.134cm" svg:x="10.464cm" svg:y="2.122cm" svg:viewBox="0 0 172 1135" svg:d="M167 1135h-162v-805h162zM172 171h-172v-171h172z">
          <text:p/>
        </draw:path>
        <draw:path draw:style-name="gr1" draw:text-style-name="P1" draw:layer="layout" svg:width="0.682cm" svg:height="0.823cm" svg:x="10.965cm" svg:y="2.442cm" svg:viewBox="0 0 683 824" svg:d="M522 346c-1-42-8-78-21-109s-33-56-61-74c-28-19-60-28-98-28-37 0-71 9-99 28-28 18-49 43-62 74-7 17-12 31-15 44-2 12-4 34-6 65zM683 459h-523c0 47 8 88 24 121s39 59 69 77c30 19 69 28 113 28s80-6 108-19c27-12 56-33 87-63l103 96c-44 44-88 75-133 95s-101 30-168 30c-52 0-101-7-145-22s-83-39-115-72c-33-32-58-75-76-127-18-53-27-116-27-192 0-86 14-160 42-221 28-62 68-109 119-141 51-33 111-49 181-49s131 16 183 49c51 32 91 78 117 137 27 58 41 125 41 201z">
          <text:p/>
        </draw:path>
        <draw:path draw:style-name="gr1" draw:text-style-name="P1" draw:layer="layout" svg:width="0.652cm" svg:height="0.823cm" svg:x="11.92cm" svg:y="2.442cm" svg:viewBox="0 0 653 824" svg:d="M491 524v-65h-189c-47 0-83 11-107 31-25 20-37 48-37 86 0 75 49 113 147 113 35 0 64-3 87-9 23-5 44-18 64-36 23-23 35-63 35-120zM653 815h-159v-73c-29 29-60 51-92 63-32 13-73 19-122 19-48 0-90-6-126-18-37-12-67-30-91-55-42-44-63-101-63-172 0-46 10-87 31-122 22-35 53-62 96-82 41-19 92-29 151-29h213v-57c0-51-14-89-42-113s-72-37-134-37c-45 0-80 6-105 17-25 12-49 32-71 61l-108-100c37-44 77-74 122-91 44-17 100-26 168-26 221 0 332 92 332 276z">
          <text:p/>
        </draw:path>
        <draw:path draw:style-name="gr4" draw:text-style-name="P4" draw:layer="layout" svg:width="16.001cm" svg:height="0.8cm" svg:x="2.499cm" svg:y="4.597cm" svg:viewBox="0 0 16002 801" svg:d="M0 0h4242c166 0 300 134 300 300v371h11330c71 0 130 58 130 130h-15702c-165 0-300-134-300-301z">
          <text:p/>
        </draw:path>
        <draw:frame draw:style-name="gr5" draw:text-style-name="P6" draw:layer="layout" svg:width="1.729cm" svg:height="0.759cm" svg:x="3.81cm" svg:y="4.636cm">
          <draw:text-box>
            <text:p text:style-name="P5"><text:span text:style-name="T1">TD n°3</text:span></text:p>
          </draw:text-box>
        </draw:frame>
        <draw:frame draw:style-name="gr6" draw:text-style-name="P7" draw:layer="layout" svg:width="1.712cm" svg:height="0.568cm" svg:x="16.946cm" svg:y="4.677cm">
          <draw:text-box>
            <text:p text:style-name="P5"><text:span text:style-name="T2">INF1031</text:span></text:p>
          </draw:text-box>
        </draw:frame>
        <draw:frame draw:style-name="gr7" draw:text-style-name="P8" draw:layer="layout" svg:width="3.706cm" svg:height="1.136cm" svg:x="2.5cm" svg:y="5.45cm">
          <draw:text-box>
            <text:p text:style-name="P5"><text:span text:style-name="T3">Fonctions</text:span></text:p>
          </draw:text-box>
        </draw:frame>
        <draw:frame draw:style-name="gr8" draw:text-style-name="P7" draw:layer="layout" svg:width="2.978cm" svg:height="0.568cm" svg:x="15.581cm" svg:y="5.542cm">
          <draw:text-box>
            <text:p text:style-name="P5"><text:span text:style-name="T2">Arnaud Bannier</text:span></text:p>
          </draw:text-box>
        </draw:frame>
        <draw:frame draw:style-name="gr9" draw:text-style-name="P7" draw:layer="layout" svg:width="2.589cm" svg:height="0.568cm" svg:x="15.98cm" svg:y="6.034cm">
          <draw:text-box>
            <text:p text:style-name="P5"><text:span text:style-name="T2">Nicolas Bodin</text:span></text:p>
          </draw:text-box>
        </draw:frame>
        <draw:path draw:style-name="gr4" draw:text-style-name="P4" draw:layer="layout" svg:width="2.909cm" svg:height="0.14cm" svg:x="2.499cm" svg:y="8.185cm" svg:viewBox="0 0 2910 141" svg:d="M0 0h839c38 0 70 32 70 71v18h1948c29 0 53 23 53 52h-2839c-39 0-71-31-71-70z">
          <text:p/>
        </draw:path>
        <draw:frame draw:style-name="gr10" draw:text-style-name="P7" draw:layer="layout" svg:width="2.876cm" svg:height="0.568cm" svg:x="15.724cm" svg:y="6.526cm">
          <draw:text-box>
            <text:p text:style-name="P5"><text:span text:style-name="T2">Aurélien Texier</text:span></text:p>
          </draw:text-box>
        </draw:frame>
        <draw:frame draw:style-name="gr11" draw:text-style-name="P6" draw:layer="layout" svg:width="0.561cm" svg:height="0.759cm" svg:x="2.5cm" svg:y="8.407cm">
          <draw:text-box>
            <text:p text:style-name="P5"><text:span text:style-name="T4">1.</text:span></text:p>
          </draw:text-box>
        </draw:frame>
        <draw:frame draw:style-name="gr12" draw:text-style-name="P6" draw:layer="layout" svg:width="5.023cm" svg:height="0.759cm" svg:x="3.408cm" svg:y="8.407cm">
          <draw:text-box>
            <text:p text:style-name="P5"><text:span text:style-name="T4">Les conditionnelles</text:span></text:p>
          </draw:text-box>
        </draw:frame>
        <draw:frame draw:style-name="gr13" draw:text-style-name="P7" draw:layer="layout" svg:width="4.654cm" svg:height="0.568cm" svg:x="3.119cm" svg:y="9.549cm">
          <draw:text-box>
            <text:p text:style-name="P5"><text:span text:style-name="T5">L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s</text:span><text:span text:style-name="T5">u</text:span><text:span text:style-name="T5">i</text:span><text:span text:style-name="T5">v</text:span><text:span text:style-name="T5">a</text:span><text:span text:style-name="T5">n</text:span><text:span text:style-name="T5">t </text:span><text:span text:style-name="T5">e</text:span><text:span text:style-name="T5">s</text:span><text:span text:style-name="T5">t </text:span><text:span text:style-name="T5">s</text:span><text:span text:style-name="T5">a</text:span><text:span text:style-name="T5">l</text:span><text:span text:style-name="T5">e</text:span><text:span text:style-name="T5">,</text:span></text:p>
          </draw:text-box>
        </draw:frame>
        <draw:frame draw:style-name="gr14" draw:text-style-name="P7" draw:layer="layout" svg:width="6.471cm" svg:height="0.568cm" svg:x="7.72cm" svg:y="9.549cm">
          <draw:text-box>
            <text:p text:style-name="P5"><text:span text:style-name="T5">vous </text:span><text:span text:style-name="T5">allez </text:span><text:span text:style-name="T5">devoir </text:span><text:span text:style-name="T5">nettoy</text:span><text:span text:style-name="T5">er tout </text:span><text:span text:style-name="T5">ça.</text:span></text:p>
          </draw:text-box>
        </draw:frame>
        <draw:frame draw:style-name="gr15" draw:text-style-name="P7" draw:layer="layout" svg:width="4.549cm" svg:height="0.568cm" svg:x="14.094cm" svg:y="9.549cm">
          <draw:text-box>
            <text:p text:style-name="P5"><text:span text:style-name="T5">D</text:span><text:span text:style-name="T5">a</text:span><text:span text:style-name="T5">n</text:span><text:span text:style-name="T5">s</text:span><text:span text:style-name="T5"> </text:span><text:span text:style-name="T5">u</text:span><text:span text:style-name="T5">n</text:span><text:span text:style-name="T5"> </text:span><text:span text:style-name="T5">p</text:span><text:span text:style-name="T5">r</text:span><text:span text:style-name="T5">e</text:span><text:span text:style-name="T5">m</text:span><text:span text:style-name="T5">i</text:span><text:span text:style-name="T5">e</text:span><text:span text:style-name="T5">r </text:span><text:span text:style-name="T5">t</text:span><text:span text:style-name="T5">e</text:span><text:span text:style-name="T5">m</text:span><text:span text:style-name="T5">p</text:span><text:span text:style-name="T5">s</text:span><text:span text:style-name="T5">,</text:span></text:p>
          </draw:text-box>
        </draw:frame>
        <draw:path draw:style-name="gr16" draw:text-style-name="P9" draw:layer="layout" svg:width="16.668cm" svg:height="7.486cm" svg:x="2.166cm" svg:y="10.997cm" svg:viewBox="0 0 16669 7487" svg:d="M0 164c0-91 73-164 164-164h16341c90 0 164 73 164 164v7159c0 91-74 164-164 164h-16341c-91 0-164-73-164-164z">
          <text:p/>
        </draw:path>
        <draw:frame draw:style-name="gr17" draw:text-style-name="P7" draw:layer="layout" svg:width="9.18cm" svg:height="0.568cm" svg:x="2.5cm" svg:y="10.059cm">
          <draw:text-box>
            <text:p text:style-name="P5"><text:span text:style-name="T5">r</text:span><text:span text:style-name="T5">é</text:span><text:span text:style-name="T5">é</text:span><text:span text:style-name="T5">c</text:span><text:span text:style-name="T5">r</text:span><text:span text:style-name="T5">i</text:span><text:span text:style-name="T5">v</text:span><text:span text:style-name="T5">e</text:span><text:span text:style-name="T5">z</text:span><text:span text:style-name="T5">-</text:span><text:span text:style-name="T5">l</text:span><text:span text:style-name="T5">e</text:span><text:span text:style-name="T5"> </text:span><text:span text:style-name="T5">e</text:span><text:span text:style-name="T5">n</text:span><text:span text:style-name="T5"> </text:span><text:span text:style-name="T5">c</text:span><text:span text:style-name="T5">o</text:span><text:span text:style-name="T5">n</text:span><text:span text:style-name="T5">s</text:span><text:span text:style-name="T5">e</text:span><text:span text:style-name="T5">r</text:span><text:span text:style-name="T5">v</text:span><text:span text:style-name="T5">a</text:span><text:span text:style-name="T5">n</text:span><text:span text:style-name="T5">t </text:span><text:span text:style-name="T5">l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6"> </text:span><text:span text:style-name="T6">i</text:span><text:span text:style-name="T6">f </text:span><text:span text:style-name="T6">.</text:span><text:span text:style-name="T6">.</text:span><text:span text:style-name="T6">. </text:span><text:span text:style-name="T6">e</text:span><text:span text:style-name="T6">l</text:span><text:span text:style-name="T6">s</text:span><text:span text:style-name="T6">e</text:span><text:span text:style-name="T5">.</text:span></text:p>
          </draw:text-box>
        </draw:frame>
        <draw:frame draw:style-name="gr18" draw:text-style-name="P10" draw:layer="layout" svg:width="0.28cm" svg:height="0.382cm" svg:x="2.667cm" svg:y="11.28cm">
          <draw:text-box>
            <text:p text:style-name="P5"><text:span text:style-name="T7">1</text:span></text:p>
          </draw:text-box>
        </draw:frame>
        <draw:frame draw:style-name="gr19" draw:text-style-name="P7" draw:layer="layout" svg:width="2.237cm" svg:height="0.568cm" svg:x="3.168cm" svg:y="11.128cm">
          <draw:text-box>
            <text:p text:style-name="P5"><text:span text:style-name="T8">i</text:span><text:span text:style-name="T8">f</text:span><text:span text:style-name="T6"> </text:span><text:span text:style-name="T6">( </text:span><text:span text:style-name="T6">a</text:span><text:span text:style-name="T6"> </text:span><text:span text:style-name="T6">=</text:span><text:span text:style-name="T6">=</text:span><text:span text:style-name="T6"> </text:span><text:span text:style-name="T6">0</text:span><text:span text:style-name="T6"> </text:span><text:span text:style-name="T6">)</text:span></text:p>
          </draw:text-box>
        </draw:frame>
        <draw:frame draw:style-name="gr18" draw:text-style-name="P10" draw:layer="layout" svg:width="0.28cm" svg:height="0.382cm" svg:x="2.667cm" svg:y="11.789cm">
          <draw:text-box>
            <text:p text:style-name="P5"><text:span text:style-name="T7">2</text:span></text:p>
          </draw:text-box>
        </draw:frame>
        <draw:frame draw:style-name="gr20" draw:text-style-name="P7" draw:layer="layout" svg:width="4.366cm" svg:height="0.568cm" svg:x="3.602cm" svg:y="11.638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0"> </text:span><text:span text:style-name="T10">"</text:span><text:span text:style-name="T10">C</text:span><text:span text:style-name="T10">a</text:span><text:span text:style-name="T10"> </text:span><text:span text:style-name="T10">v</text:span><text:span text:style-name="T10">a</text:span><text:span text:style-name="T10">u</text:span><text:span text:style-name="T10">t </text:span><text:span text:style-name="T10">0</text:span><text:span text:style-name="T10">\</text:span><text:span text:style-name="T10">n</text:span><text:span text:style-name="T10">"</text:span><text:span text:style-name="T6"> </text:span><text:span text:style-name="T6">)</text:span><text:span text:style-name="T6">;</text:span></text:p>
          </draw:text-box>
        </draw:frame>
        <draw:frame draw:style-name="gr18" draw:text-style-name="P10" draw:layer="layout" svg:width="0.28cm" svg:height="0.382cm" svg:x="2.667cm" svg:y="12.299cm">
          <draw:text-box>
            <text:p text:style-name="P5"><text:span text:style-name="T7">3</text:span></text:p>
          </draw:text-box>
        </draw:frame>
        <draw:frame draw:style-name="gr19" draw:text-style-name="P7" draw:layer="layout" svg:width="2.237cm" svg:height="0.568cm" svg:x="3.168cm" svg:y="12.148cm">
          <draw:text-box>
            <text:p text:style-name="P5"><text:span text:style-name="T8">i</text:span><text:span text:style-name="T8">f</text:span><text:span text:style-name="T6"> </text:span><text:span text:style-name="T6">( </text:span><text:span text:style-name="T6">a</text:span><text:span text:style-name="T6"> </text:span><text:span text:style-name="T6">=</text:span><text:span text:style-name="T6">=</text:span><text:span text:style-name="T6"> </text:span><text:span text:style-name="T6">1</text:span><text:span text:style-name="T6"> </text:span><text:span text:style-name="T6">)</text:span></text:p>
          </draw:text-box>
        </draw:frame>
        <draw:frame draw:style-name="gr18" draw:text-style-name="P10" draw:layer="layout" svg:width="0.28cm" svg:height="0.382cm" svg:x="2.667cm" svg:y="12.809cm">
          <draw:text-box>
            <text:p text:style-name="P5"><text:span text:style-name="T7">4</text:span></text:p>
          </draw:text-box>
        </draw:frame>
        <draw:frame draw:style-name="gr20" draw:text-style-name="P7" draw:layer="layout" svg:width="4.366cm" svg:height="0.568cm" svg:x="3.602cm" svg:y="12.657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0"> </text:span><text:span text:style-name="T10">"</text:span><text:span text:style-name="T10">C</text:span><text:span text:style-name="T10">a</text:span><text:span text:style-name="T10"> </text:span><text:span text:style-name="T10">v</text:span><text:span text:style-name="T10">a</text:span><text:span text:style-name="T10">u</text:span><text:span text:style-name="T10">t </text:span><text:span text:style-name="T10">1</text:span><text:span text:style-name="T10">\</text:span><text:span text:style-name="T10">n</text:span><text:span text:style-name="T10">"</text:span><text:span text:style-name="T6"> </text:span><text:span text:style-name="T6">)</text:span><text:span text:style-name="T6">;</text:span></text:p>
          </draw:text-box>
        </draw:frame>
        <draw:frame draw:style-name="gr18" draw:text-style-name="P10" draw:layer="layout" svg:width="0.28cm" svg:height="0.382cm" svg:x="2.667cm" svg:y="13.318cm">
          <draw:text-box>
            <text:p text:style-name="P5"><text:span text:style-name="T7">5</text:span></text:p>
          </draw:text-box>
        </draw:frame>
        <draw:frame draw:style-name="gr21" draw:text-style-name="P7" draw:layer="layout" svg:width="2.221cm" svg:height="0.568cm" svg:x="3.168cm" svg:y="13.167cm">
          <draw:text-box>
            <text:p text:style-name="P5"><text:span text:style-name="T8">i</text:span><text:span text:style-name="T8">f</text:span><text:span text:style-name="T6"> </text:span><text:span text:style-name="T6">( </text:span><text:span text:style-name="T6">a</text:span><text:span text:style-name="T6"> </text:span><text:span text:style-name="T6">=</text:span><text:span text:style-name="T6">=</text:span><text:span text:style-name="T6"> </text:span><text:span text:style-name="T6">2</text:span><text:span text:style-name="T6"> </text:span><text:span text:style-name="T6">)</text:span></text:p>
          </draw:text-box>
        </draw:frame>
        <draw:frame draw:style-name="gr18" draw:text-style-name="P10" draw:layer="layout" svg:width="0.28cm" svg:height="0.382cm" svg:x="2.667cm" svg:y="13.828cm">
          <draw:text-box>
            <text:p text:style-name="P5"><text:span text:style-name="T7">6</text:span></text:p>
          </draw:text-box>
        </draw:frame>
        <draw:frame draw:style-name="gr22" draw:text-style-name="P7" draw:layer="layout" svg:width="3.672cm" svg:height="0.568cm" svg:x="3.602cm" svg:y="13.676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0"> </text:span><text:span text:style-name="T10">"</text:span><text:span text:style-name="T10">%</text:span><text:span text:style-name="T10">d</text:span><text:span text:style-name="T10">\</text:span><text:span text:style-name="T10">n</text:span><text:span text:style-name="T10">"</text:span><text:span text:style-name="T6">, </text:span><text:span text:style-name="T6">a</text:span><text:span text:style-name="T6"> </text:span><text:span text:style-name="T6">)</text:span><text:span text:style-name="T6">;</text:span></text:p>
          </draw:text-box>
        </draw:frame>
        <draw:frame draw:style-name="gr18" draw:text-style-name="P10" draw:layer="layout" svg:width="0.28cm" svg:height="0.382cm" svg:x="2.667cm" svg:y="14.337cm">
          <draw:text-box>
            <text:p text:style-name="P5"><text:span text:style-name="T7">7</text:span></text:p>
          </draw:text-box>
        </draw:frame>
        <draw:frame draw:style-name="gr21" draw:text-style-name="P7" draw:layer="layout" svg:width="2.221cm" svg:height="0.568cm" svg:x="3.168cm" svg:y="14.186cm">
          <draw:text-box>
            <text:p text:style-name="P5"><text:span text:style-name="T8">i</text:span><text:span text:style-name="T8">f</text:span><text:span text:style-name="T6"> </text:span><text:span text:style-name="T6">( </text:span><text:span text:style-name="T6">a</text:span><text:span text:style-name="T6"> </text:span><text:span text:style-name="T6">=</text:span><text:span text:style-name="T6">=</text:span><text:span text:style-name="T6"> </text:span><text:span text:style-name="T6">3</text:span><text:span text:style-name="T6"> </text:span><text:span text:style-name="T6">)</text:span></text:p>
          </draw:text-box>
        </draw:frame>
        <draw:frame draw:style-name="gr18" draw:text-style-name="P10" draw:layer="layout" svg:width="0.28cm" svg:height="0.382cm" svg:x="2.667cm" svg:y="14.847cm">
          <draw:text-box>
            <text:p text:style-name="P5"><text:span text:style-name="T7">8</text:span></text:p>
          </draw:text-box>
        </draw:frame>
        <draw:frame draw:style-name="gr22" draw:text-style-name="P7" draw:layer="layout" svg:width="3.672cm" svg:height="0.568cm" svg:x="3.602cm" svg:y="14.696cm">
          <draw:text-box>
            <text:p text:style-name="P5"><text:span text:style-name="T9">printf</text:span><text:span text:style-name="T6">(</text:span><text:span text:style-name="T10"> "%d\n"</text:span><text:span text:style-name="T6">, a );</text:span></text:p>
          </draw:text-box>
        </draw:frame>
        <draw:frame draw:style-name="gr18" draw:text-style-name="P10" draw:layer="layout" svg:width="0.28cm" svg:height="0.382cm" svg:x="2.667cm" svg:y="15.357cm">
          <draw:text-box>
            <text:p text:style-name="P5"><text:span text:style-name="T7">9</text:span></text:p>
          </draw:text-box>
        </draw:frame>
        <draw:frame draw:style-name="gr21" draw:text-style-name="P7" draw:layer="layout" svg:width="2.221cm" svg:height="0.568cm" svg:x="3.168cm" svg:y="15.205cm">
          <draw:text-box>
            <text:p text:style-name="P5"><text:span text:style-name="T8">if</text:span><text:span text:style-name="T6"> ( a == 5 )</text:span></text:p>
          </draw:text-box>
        </draw:frame>
        <draw:frame draw:style-name="gr23" draw:text-style-name="P10" draw:layer="layout" svg:width="0.349cm" svg:height="0.382cm" svg:x="2.518cm" svg:y="15.866cm">
          <draw:text-box>
            <text:p text:style-name="P5"><text:span text:style-name="T7">10</text:span></text:p>
          </draw:text-box>
        </draw:frame>
        <draw:frame draw:style-name="gr22" draw:text-style-name="P7" draw:layer="layout" svg:width="3.672cm" svg:height="0.568cm" svg:x="3.602cm" svg:y="15.715cm">
          <draw:text-box>
            <text:p text:style-name="P5"><text:span text:style-name="T9">p</text:span><text:span text:style-name="T9">r</text:span><text:span text:style-name="T9">i</text:span><text:span text:style-name="T9">n</text:span><text:span text:style-name="T9">t</text:span><text:span text:style-name="T9">f</text:span><text:span text:style-name="T6">(</text:span><text:span text:style-name="T10"> </text:span><text:span text:style-name="T10">"</text:span><text:span text:style-name="T10">%</text:span><text:span text:style-name="T10">d</text:span><text:span text:style-name="T10">\</text:span><text:span text:style-name="T10">n</text:span><text:span text:style-name="T10">"</text:span><text:span text:style-name="T6">, </text:span><text:span text:style-name="T6">a</text:span><text:span text:style-name="T6"> </text:span><text:span text:style-name="T6">)</text:span><text:span text:style-name="T6">;</text:span></text:p>
          </draw:text-box>
        </draw:frame>
        <draw:frame draw:style-name="gr23" draw:text-style-name="P10" draw:layer="layout" svg:width="0.349cm" svg:height="0.382cm" svg:x="2.518cm" svg:y="16.376cm">
          <draw:text-box>
            <text:p text:style-name="P5"><text:span text:style-name="T7">11</text:span></text:p>
          </draw:text-box>
        </draw:frame>
        <draw:frame draw:style-name="gr19" draw:text-style-name="P7" draw:layer="layout" svg:width="2.237cm" svg:height="0.568cm" svg:x="3.168cm" svg:y="16.225cm">
          <draw:text-box>
            <text:p text:style-name="P5"><text:span text:style-name="T8">i</text:span><text:span text:style-name="T8">f</text:span><text:span text:style-name="T6"> </text:span><text:span text:style-name="T6">( </text:span><text:span text:style-name="T6">a</text:span><text:span text:style-name="T6"> </text:span><text:span text:style-name="T6">=</text:span><text:span text:style-name="T6">=</text:span><text:span text:style-name="T6"> </text:span><text:span text:style-name="T6">4</text:span><text:span text:style-name="T6"> </text:span><text:span text:style-name="T6">)</text:span></text:p>
          </draw:text-box>
        </draw:frame>
        <draw:frame draw:style-name="gr24" draw:text-style-name="P10" draw:layer="layout" svg:width="0.341cm" svg:height="0.382cm" svg:x="2.518cm" svg:y="16.886cm">
          <draw:text-box>
            <text:p text:style-name="P5"><text:span text:style-name="T7">12</text:span></text:p>
          </draw:text-box>
        </draw:frame>
        <draw:frame draw:style-name="gr22" draw:text-style-name="P7" draw:layer="layout" svg:width="3.672cm" svg:height="0.568cm" svg:x="3.602cm" svg:y="16.734cm">
          <draw:text-box>
            <text:p text:style-name="P5"><text:span text:style-name="T9">printf</text:span><text:span text:style-name="T6">(</text:span><text:span text:style-name="T10"> "%d\n"</text:span><text:span text:style-name="T6">, a );</text:span></text:p>
          </draw:text-box>
        </draw:frame>
        <draw:frame draw:style-name="gr24" draw:text-style-name="P10" draw:layer="layout" svg:width="0.341cm" svg:height="0.382cm" svg:x="2.518cm" svg:y="17.395cm">
          <draw:text-box>
            <text:p text:style-name="P5"><text:span text:style-name="T7">13</text:span></text:p>
          </draw:text-box>
        </draw:frame>
        <draw:frame draw:style-name="gr25" draw:text-style-name="P7" draw:layer="layout" svg:width="12.372cm" svg:height="0.568cm" svg:x="3.168cm" svg:y="17.244cm">
          <draw:text-box>
            <text:p text:style-name="P5"><text:span text:style-name="T8">if</text:span><text:span text:style-name="T6"> ( (a!=0) &amp;&amp; (a!=1) &amp;&amp; (a!=2) &amp;&amp; (a!=3) &amp;&amp; (a!=4) &amp;&amp; (a!=5) )</text:span></text:p>
          </draw:text-box>
        </draw:frame>
        <draw:frame draw:style-name="gr23" draw:text-style-name="P10" draw:layer="layout" svg:width="0.349cm" svg:height="0.382cm" svg:x="2.518cm" svg:y="17.905cm">
          <draw:text-box>
            <text:p text:style-name="P5"><text:span text:style-name="T7">14</text:span></text:p>
          </draw:text-box>
        </draw:frame>
        <draw:frame draw:style-name="gr26" draw:text-style-name="P7" draw:layer="layout" svg:width="5.476cm" svg:height="0.568cm" svg:x="3.602cm" svg:y="17.753cm">
          <draw:text-box>
            <text:p text:style-name="P5"><text:span text:style-name="T9">printf</text:span><text:span text:style-name="T6">(</text:span><text:span text:style-name="T10"> "Ca vaut un truc\n"</text:span><text:span text:style-name="T6"> );</text:span></text:p>
          </draw:text-box>
        </draw:frame>
        <draw:path draw:style-name="gr4" draw:text-style-name="P4" draw:layer="layout" svg:width="2.909cm" svg:height="0.141cm" svg:x="2.499cm" svg:y="20.581cm" svg:viewBox="0 0 2910 142" svg:d="M0 0h839c38 0 70 32 70 71v18h1948c29 0 53 24 53 53h-2839c-39 0-71-32-71-71z">
          <text:p/>
        </draw:path>
        <draw:frame draw:style-name="gr27" draw:text-style-name="P7" draw:layer="layout" svg:width="11.889cm" svg:height="0.568cm" svg:x="3.119cm" svg:y="18.804cm">
          <draw:text-box>
            <text:p text:style-name="P5"><text:span text:style-name="T5">Réécrivez-le maintenant à l’aide de la structure</text:span><text:span text:style-name="T6"> switch ... case</text:span><text:span text:style-name="T5">.</text:span></text:p>
          </draw:text-box>
        </draw:frame>
        <draw:frame draw:style-name="gr11" draw:text-style-name="P6" draw:layer="layout" svg:width="0.561cm" svg:height="0.759cm" svg:x="2.5cm" svg:y="20.803cm">
          <draw:text-box>
            <text:p text:style-name="P5"><text:span text:style-name="T4">2.</text:span></text:p>
          </draw:text-box>
        </draw:frame>
        <draw:frame draw:style-name="gr28" draw:text-style-name="P6" draw:layer="layout" svg:width="4.032cm" svg:height="0.759cm" svg:x="3.408cm" svg:y="20.803cm">
          <draw:text-box>
            <text:p text:style-name="P5"><text:span text:style-name="T4">Un peu de code</text:span></text:p>
          </draw:text-box>
        </draw:frame>
        <draw:frame draw:style-name="gr29" draw:text-style-name="P7" draw:layer="layout" svg:width="16.919cm" svg:height="0.568cm" svg:x="3.119cm" svg:y="21.945cm">
          <draw:text-box>
            <text:p text:style-name="P5"><text:span text:style-name="T5">Avant de commencer, récupérez l’exemple du cours concernant le</text:span><text:span text:style-name="T11"> </text:span><text:span text:style-name="T11">Hello World</text:span><text:span text:style-name="T5">, compilez-</text:span></text:p>
          </draw:text-box>
        </draw:frame>
        <draw:frame draw:style-name="gr30" draw:text-style-name="P7" draw:layer="layout" svg:width="13.307cm" svg:height="0.568cm" svg:x="2.5cm" svg:y="22.455cm">
          <draw:text-box>
            <text:p text:style-name="P5"><text:span text:style-name="T5">le puis exécutez-le. </text:span><text:span text:style-name="T5">Ce code fournit la </text:span><text:span text:style-name="T5">base pour le reste </text:span><text:span text:style-name="T5">de l’exercice.</text:span></text:p>
          </draw:text-box>
        </draw:frame>
        <draw:frame draw:style-name="gr31" draw:text-style-name="P7" draw:layer="layout" svg:width="15.932cm" svg:height="0.568cm" svg:x="3.119cm" svg:y="23.124cm">
          <draw:text-box>
            <text:p text:style-name="P5"><text:span text:style-name="T5">— </text:span><text:span text:style-name="T5">Écrivez un programme qui vous affiche la surface d’un cercle, en utilisant un dia-</text:span></text:p>
          </draw:text-box>
        </draw:frame>
        <draw:frame draw:style-name="gr32" draw:text-style-name="P7" draw:layer="layout" svg:width="6.496cm" svg:height="0.568cm" svg:x="3.739cm" svg:y="23.634cm">
          <draw:text-box>
            <text:p text:style-name="P5"><text:span text:style-name="T5">mètre fixe dans votre programme.</text:span></text:p>
          </draw:text-box>
        </draw:frame>
        <draw:frame draw:style-name="gr33" draw:text-style-name="P7" draw:layer="layout" svg:width="16.012cm" svg:height="0.568cm" svg:x="3.119cm" svg:y="24.143cm">
          <draw:text-box>
            <text:p text:style-name="P5"><text:span text:style-name="T5">— </text:span><text:span text:style-name="T5">Maintenant rajoutez le calcul de la surface d’un rectangle de la longueur de votre</text:span></text:p>
          </draw:text-box>
        </draw:frame>
        <draw:frame draw:style-name="gr34" draw:text-style-name="P7" draw:layer="layout" svg:width="11.618cm" svg:height="0.568cm" svg:x="3.739cm" svg:y="24.653cm">
          <draw:text-box>
            <text:p text:style-name="P5"><text:span text:style-name="T5">choix et de la même largeur que le périmètre de votre cercle.</text:span></text:p>
          </draw:text-box>
        </draw:frame>
        <draw:frame draw:style-name="gr35" draw:text-style-name="P7" draw:layer="layout" svg:width="16.258cm" svg:height="0.568cm" svg:x="3.119cm" svg:y="25.163cm">
          <draw:text-box>
            <text:p text:style-name="P5"><text:span text:style-name="T5">— </text:span><text:span text:style-name="T5">Puis finissez votre programme en calculant la surface totale du cylindre, décrit par</text:span></text:p>
          </draw:text-box>
        </draw:frame>
        <draw:frame draw:style-name="gr36" draw:text-style-name="P7" draw:layer="layout" svg:width="6.559cm" svg:height="0.568cm" svg:x="3.739cm" svg:y="25.672cm">
          <draw:text-box>
            <text:p text:style-name="P5"><text:span text:style-name="T5">le calcul des éléments précédents.</text:span></text:p>
          </draw:text-box>
        </draw:frame>
        <draw:frame draw:style-name="gr37" draw:text-style-name="P7" draw:layer="layout" svg:width="11.529cm" svg:height="0.568cm" svg:x="3.119cm" svg:y="26.182cm">
          <draw:text-box>
            <text:p text:style-name="P5"><text:span text:style-name="T5">— </text:span><text:span text:style-name="T5">Modifiez votre programme pour que l’utilisateur rentre lui</text:span></text:p>
          </draw:text-box>
        </draw:frame>
        <draw:frame draw:style-name="gr38" draw:text-style-name="P7" draw:layer="layout" svg:width="3.977cm" svg:height="0.568cm" svg:x="14.776cm" svg:y="26.182cm">
          <draw:text-box>
            <text:p text:style-name="P5"><text:span text:style-name="T5">même les différentes</text:span></text:p>
          </draw:text-box>
        </draw:frame>
        <draw:polygon draw:style-name="gr39" draw:text-style-name="P11" draw:layer="layout" svg:width="0.106cm" svg:height="0.635cm" svg:x="2.499cm" svg:y="27.746cm" svg:viewBox="0 0 107 636" draw:points="0,636 107,636 107,0 0,0">
          <text:p/>
        </draw:polygon>
        <draw:frame draw:style-name="gr40" draw:text-style-name="P7" draw:layer="layout" svg:width="12.368cm" svg:height="0.568cm" svg:x="3.739cm" svg:y="26.691cm">
          <draw:text-box>
            <text:p text:style-name="P5"><text:span text:style-name="T5">valeurs de longueur et de diamètre, puis affichez le résultat final.</text:span></text:p>
          </draw:text-box>
        </draw:frame>
        <draw:frame draw:style-name="gr41" draw:text-style-name="P7" draw:layer="layout" svg:width="0.421cm" svg:height="0.568cm" svg:x="2.743cm" svg:y="27.746cm">
          <draw:text-box>
            <text:p text:style-name="P5"><text:span text:style-name="T5">1</text:span></text:p>
          </draw:text-box>
        </draw:frame>
        <draw:frame draw:style-name="gr42" draw:text-style-name="P7" draw:layer="layout" svg:width="0.988cm" svg:height="0.568cm" svg:x="17.68cm" svg:y="27.746cm">
          <draw:text-box>
            <text:p text:style-name="P5"><text:span text:style-name="T12">esiea</text:span></text:p>
          </draw:text-box>
        </draw:frame>
      </draw:page>
      <draw:page draw:name="page2" draw:style-name="dp1" draw:master-page-name="master-page56">
        <draw:path draw:style-name="gr4" draw:text-style-name="P4" draw:layer="layout" svg:width="2.909cm" svg:height="0.141cm" svg:x="2.499cm" svg:y="2.39cm" svg:viewBox="0 0 2910 142" svg:d="M0 0h839c38 0 70 32 70 72v17h1948c29 0 53 24 53 53h-2839c-39 0-71-32-71-70z">
          <text:p/>
        </draw:path>
        <draw:frame draw:style-name="gr11" draw:text-style-name="P6" draw:layer="layout" svg:width="0.561cm" svg:height="0.759cm" svg:x="2.5cm" svg:y="2.612cm">
          <draw:text-box>
            <text:p text:style-name="P5"><text:span text:style-name="T4">3.</text:span></text:p>
          </draw:text-box>
        </draw:frame>
        <draw:frame draw:style-name="gr43" draw:text-style-name="P6" draw:layer="layout" svg:width="6.331cm" svg:height="0.759cm" svg:x="3.408cm" svg:y="2.612cm">
          <draw:text-box>
            <text:p text:style-name="P5"><text:span text:style-name="T4">Compréhension de code</text:span></text:p>
          </draw:text-box>
        </draw:frame>
        <draw:path draw:style-name="gr16" draw:text-style-name="P9" draw:layer="layout" svg:width="16.668cm" svg:height="5.957cm" svg:x="2.166cm" svg:y="4.552cm" svg:viewBox="0 0 16669 5958" svg:d="M0 164c0-91 73-164 164-164h16341c90 0 164 73 164 164v5630c0 90-74 164-164 164h-16341c-91 0-164-74-164-164z">
          <text:p/>
        </draw:path>
        <draw:frame draw:style-name="gr44" draw:text-style-name="P7" draw:layer="layout" svg:width="13.464cm" svg:height="0.568cm" svg:x="3.119cm" svg:y="3.691cm">
          <draw:text-box>
            <text:p text:style-name="P5"><text:span text:style-name="T5">Sans compiler, ou exécuter ce code, qu’affiche le programme suivant ?</text:span></text:p>
          </draw:text-box>
        </draw:frame>
        <draw:frame draw:style-name="gr18" draw:text-style-name="P10" draw:layer="layout" svg:width="0.28cm" svg:height="0.382cm" svg:x="2.667cm" svg:y="4.835cm">
          <draw:text-box>
            <text:p text:style-name="P5"><text:span text:style-name="T7">1</text:span></text:p>
          </draw:text-box>
        </draw:frame>
        <draw:frame draw:style-name="gr45" draw:text-style-name="P7" draw:layer="layout" svg:width="3.68cm" svg:height="0.568cm" svg:x="3.168cm" svg:y="4.683cm">
          <draw:text-box>
            <text:p text:style-name="P5"><text:span text:style-name="T9">#include</text:span><text:span text:style-name="T6"> &lt;stdio.h&gt;</text:span></text:p>
          </draw:text-box>
        </draw:frame>
        <draw:frame draw:style-name="gr18" draw:text-style-name="P10" draw:layer="layout" svg:width="0.28cm" svg:height="0.382cm" svg:x="2.667cm" svg:y="5.344cm">
          <draw:text-box>
            <text:p text:style-name="P5"><text:span text:style-name="T7">2</text:span></text:p>
          </draw:text-box>
        </draw:frame>
        <draw:frame draw:style-name="gr46" draw:text-style-name="P7" draw:layer="layout" svg:width="1.894cm" svg:height="0.568cm" svg:x="3.168cm" svg:y="5.193cm">
          <draw:text-box>
            <text:p text:style-name="P5"><text:span text:style-name="T13">int</text:span><text:span text:style-name="T6"> main()</text:span></text:p>
          </draw:text-box>
        </draw:frame>
        <draw:frame draw:style-name="gr18" draw:text-style-name="P10" draw:layer="layout" svg:width="0.28cm" svg:height="0.382cm" svg:x="2.667cm" svg:y="5.854cm">
          <draw:text-box>
            <text:p text:style-name="P5"><text:span text:style-name="T7">3</text:span></text:p>
          </draw:text-box>
        </draw:frame>
        <draw:frame draw:style-name="gr41" draw:text-style-name="P7" draw:layer="layout" svg:width="0.421cm" svg:height="0.568cm" svg:x="3.168cm" svg:y="5.702cm">
          <draw:text-box>
            <text:p text:style-name="P5"><text:span text:style-name="T6">{</text:span></text:p>
          </draw:text-box>
        </draw:frame>
        <draw:frame draw:style-name="gr18" draw:text-style-name="P10" draw:layer="layout" svg:width="0.28cm" svg:height="0.382cm" svg:x="2.667cm" svg:y="6.363cm">
          <draw:text-box>
            <text:p text:style-name="P5"><text:span text:style-name="T7">4</text:span></text:p>
          </draw:text-box>
        </draw:frame>
        <draw:frame draw:style-name="gr47" draw:text-style-name="P7" draw:layer="layout" svg:width="1.699cm" svg:height="0.568cm" svg:x="4.036cm" svg:y="6.212cm">
          <draw:text-box>
            <text:p text:style-name="P5"><text:span text:style-name="T13">int</text:span><text:span text:style-name="T6"> res,n;</text:span></text:p>
          </draw:text-box>
        </draw:frame>
        <draw:frame draw:style-name="gr18" draw:text-style-name="P10" draw:layer="layout" svg:width="0.28cm" svg:height="0.382cm" svg:x="2.667cm" svg:y="6.873cm">
          <draw:text-box>
            <text:p text:style-name="P5"><text:span text:style-name="T7">5</text:span></text:p>
          </draw:text-box>
        </draw:frame>
        <draw:frame draw:style-name="gr48" draw:text-style-name="P7" draw:layer="layout" svg:width="5.307cm" svg:height="0.568cm" svg:x="4.036cm" svg:y="6.722cm">
          <draw:text-box>
            <text:p text:style-name="P5"><text:span text:style-name="T8">for</text:span><text:span text:style-name="T6">(res=1,n=0;n&lt;8;n=n+1)</text:span></text:p>
          </draw:text-box>
        </draw:frame>
        <draw:frame draw:style-name="gr18" draw:text-style-name="P10" draw:layer="layout" svg:width="0.28cm" svg:height="0.382cm" svg:x="2.667cm" svg:y="7.383cm">
          <draw:text-box>
            <text:p text:style-name="P5"><text:span text:style-name="T7">6</text:span></text:p>
          </draw:text-box>
        </draw:frame>
        <draw:frame draw:style-name="gr41" draw:text-style-name="P7" draw:layer="layout" svg:width="0.421cm" svg:height="0.568cm" svg:x="4.036cm" svg:y="7.231cm">
          <draw:text-box>
            <text:p text:style-name="P5"><text:span text:style-name="T6">{</text:span></text:p>
          </draw:text-box>
        </draw:frame>
        <draw:frame draw:style-name="gr18" draw:text-style-name="P10" draw:layer="layout" svg:width="0.28cm" svg:height="0.382cm" svg:x="2.667cm" svg:y="7.892cm">
          <draw:text-box>
            <text:p text:style-name="P5"><text:span text:style-name="T7">7</text:span></text:p>
          </draw:text-box>
        </draw:frame>
        <draw:frame draw:style-name="gr49" draw:text-style-name="P7" draw:layer="layout" svg:width="2.047cm" svg:height="0.568cm" svg:x="4.904cm" svg:y="7.741cm">
          <draw:text-box>
            <text:p text:style-name="P5"><text:span text:style-name="T6">res=2*res;</text:span></text:p>
          </draw:text-box>
        </draw:frame>
        <draw:frame draw:style-name="gr18" draw:text-style-name="P10" draw:layer="layout" svg:width="0.28cm" svg:height="0.382cm" svg:x="2.667cm" svg:y="8.402cm">
          <draw:text-box>
            <text:p text:style-name="P5"><text:span text:style-name="T7">8</text:span></text:p>
          </draw:text-box>
        </draw:frame>
        <draw:frame draw:style-name="gr50" draw:text-style-name="P7" draw:layer="layout" svg:width="4.591cm" svg:height="0.568cm" svg:x="4.904cm" svg:y="8.25cm">
          <draw:text-box>
            <text:p text:style-name="P5"><text:span text:style-name="T9">printf</text:span><text:span text:style-name="T6">(</text:span><text:span text:style-name="T10">"res=%d\n"</text:span><text:span text:style-name="T6">,res);</text:span></text:p>
          </draw:text-box>
        </draw:frame>
        <draw:frame draw:style-name="gr18" draw:text-style-name="P10" draw:layer="layout" svg:width="0.28cm" svg:height="0.382cm" svg:x="2.667cm" svg:y="8.911cm">
          <draw:text-box>
            <text:p text:style-name="P5"><text:span text:style-name="T7">9</text:span></text:p>
          </draw:text-box>
        </draw:frame>
        <draw:frame draw:style-name="gr41" draw:text-style-name="P7" draw:layer="layout" svg:width="0.421cm" svg:height="0.568cm" svg:x="4.036cm" svg:y="8.76cm">
          <draw:text-box>
            <text:p text:style-name="P5"><text:span text:style-name="T6">}</text:span></text:p>
          </draw:text-box>
        </draw:frame>
        <draw:frame draw:style-name="gr23" draw:text-style-name="P10" draw:layer="layout" svg:width="0.349cm" svg:height="0.382cm" svg:x="2.518cm" svg:y="9.421cm">
          <draw:text-box>
            <text:p text:style-name="P5"><text:span text:style-name="T7">10</text:span></text:p>
          </draw:text-box>
        </draw:frame>
        <draw:frame draw:style-name="gr51" draw:text-style-name="P7" draw:layer="layout" svg:width="1.729cm" svg:height="0.568cm" svg:x="4.036cm" svg:y="9.27cm">
          <draw:text-box>
            <text:p text:style-name="P5"><text:span text:style-name="T8">return</text:span><text:span text:style-name="T6"> 0;</text:span></text:p>
          </draw:text-box>
        </draw:frame>
        <draw:frame draw:style-name="gr23" draw:text-style-name="P10" draw:layer="layout" svg:width="0.349cm" svg:height="0.382cm" svg:x="2.518cm" svg:y="9.931cm">
          <draw:text-box>
            <text:p text:style-name="P5"><text:span text:style-name="T7">11</text:span></text:p>
          </draw:text-box>
        </draw:frame>
        <draw:frame draw:style-name="gr41" draw:text-style-name="P7" draw:layer="layout" svg:width="0.421cm" svg:height="0.568cm" svg:x="3.168cm" svg:y="9.779cm">
          <draw:text-box>
            <text:p text:style-name="P5"><text:span text:style-name="T6">}</text:span></text:p>
          </draw:text-box>
        </draw:frame>
        <draw:line draw:style-name="gr52" draw:text-style-name="P9" draw:layer="layout" svg:x1="4.803cm" svg:y1="11.782cm" svg:x2="16.196cm" svg:y2="11.782cm">
          <text:p/>
        </draw:line>
        <draw:line draw:style-name="gr52" draw:text-style-name="P9" draw:layer="layout" svg:x1="4.81cm" svg:y1="12.298cm" svg:x2="4.81cm" svg:y2="11.789cm">
          <text:p/>
        </draw:line>
        <draw:frame draw:style-name="gr53" draw:text-style-name="P7" draw:layer="layout" svg:width="11.313cm" svg:height="0.568cm" svg:x="3.119cm" svg:y="10.671cm">
          <draw:text-box>
            <text:p text:style-name="P5"><text:span text:style-name="T5">Pour vous aider, vous pouvez compléter le tableau suivant :</text:span></text:p>
          </draw:text-box>
        </draw:frame>
        <draw:line draw:style-name="gr52" draw:text-style-name="P9" draw:layer="layout" svg:x1="5.753cm" svg:y1="12.298cm" svg:x2="5.753cm" svg:y2="11.789cm">
          <text:p/>
        </draw:line>
        <draw:line draw:style-name="gr52" draw:text-style-name="P9" draw:layer="layout" svg:x1="16.189cm" svg:y1="12.298cm" svg:x2="16.189cm" svg:y2="11.789cm">
          <text:p/>
        </draw:line>
        <draw:line draw:style-name="gr52" draw:text-style-name="P9" draw:layer="layout" svg:x1="4.803cm" svg:y1="12.305cm" svg:x2="16.196cm" svg:y2="12.305cm">
          <text:p/>
        </draw:line>
        <draw:line draw:style-name="gr52" draw:text-style-name="P9" draw:layer="layout" svg:x1="4.81cm" svg:y1="12.822cm" svg:x2="4.81cm" svg:y2="12.312cm">
          <text:p/>
        </draw:line>
        <draw:frame draw:style-name="gr41" draw:text-style-name="P7" draw:layer="layout" svg:width="0.421cm" svg:height="0.568cm" svg:x="5.167cm" svg:y="11.692cm">
          <draw:text-box>
            <text:p text:style-name="P5"><text:span text:style-name="T5">n</text:span></text:p>
          </draw:text-box>
        </draw:frame>
        <draw:line draw:style-name="gr52" draw:text-style-name="P9" draw:layer="layout" svg:x1="5.753cm" svg:y1="12.822cm" svg:x2="5.753cm" svg:y2="12.312cm">
          <text:p/>
        </draw:line>
        <draw:line draw:style-name="gr52" draw:text-style-name="P9" draw:layer="layout" svg:x1="16.189cm" svg:y1="12.822cm" svg:x2="16.189cm" svg:y2="12.312cm">
          <text:p/>
        </draw:line>
        <draw:line draw:style-name="gr52" draw:text-style-name="P9" draw:layer="layout" svg:x1="4.803cm" svg:y1="12.829cm" svg:x2="16.196cm" svg:y2="12.829cm">
          <text:p/>
        </draw:line>
        <draw:frame draw:style-name="gr54" draw:text-style-name="P7" draw:layer="layout" svg:width="0.599cm" svg:height="0.568cm" svg:x="5.029cm" svg:y="12.215cm">
          <draw:text-box>
            <text:p text:style-name="P5"><text:span text:style-name="T5">res</text:span></text:p>
          </draw:text-box>
        </draw:frame>
        <draw:path draw:style-name="gr4" draw:text-style-name="P4" draw:layer="layout" svg:width="2.909cm" svg:height="0.141cm" svg:x="2.499cm" svg:y="14.699cm" svg:viewBox="0 0 2910 142" svg:d="M0 0h839c38 0 70 32 70 70v19h1948c29 0 53 24 53 53h-2839c-39 0-71-32-71-72z">
          <text:p/>
        </draw:path>
        <draw:frame draw:style-name="gr55" draw:text-style-name="P7" draw:layer="layout" svg:width="11.449cm" svg:height="0.568cm" svg:x="3.119cm" svg:y="13.241cm">
          <draw:text-box>
            <text:p text:style-name="P5"><text:span text:style-name="T5">Compilez ce code et exécutez le afin de vérifier votre travail.</text:span></text:p>
          </draw:text-box>
        </draw:frame>
        <draw:frame draw:style-name="gr11" draw:text-style-name="P6" draw:layer="layout" svg:width="0.561cm" svg:height="0.759cm" svg:x="2.5cm" svg:y="14.921cm">
          <draw:text-box>
            <text:p text:style-name="P5"><text:span text:style-name="T4">4.</text:span></text:p>
          </draw:text-box>
        </draw:frame>
        <draw:frame draw:style-name="gr56" draw:text-style-name="P6" draw:layer="layout" svg:width="3.85cm" svg:height="0.759cm" svg:x="3.408cm" svg:y="14.921cm">
          <draw:text-box>
            <text:p text:style-name="P5"><text:span text:style-name="T4">Erreur de code</text:span></text:p>
          </draw:text-box>
        </draw:frame>
        <draw:frame draw:style-name="gr57" draw:text-style-name="P7" draw:layer="layout" svg:width="16.686cm" svg:height="0.568cm" svg:x="3.119cm" svg:y="16cm">
          <draw:text-box>
            <text:p text:style-name="P5"><text:span text:style-name="T5">Le code suivant comporte quelques erreurs et/ou avertissements. Avant de le compiler,</text:span></text:p>
          </draw:text-box>
        </draw:frame>
        <draw:path draw:style-name="gr16" draw:text-style-name="P9" draw:layer="layout" svg:width="16.668cm" svg:height="6.977cm" svg:x="2.166cm" svg:y="17.37cm" svg:viewBox="0 0 16669 6978" svg:d="M0 165c0-91 73-165 164-165h16341c90 0 164 74 164 165v6649c0 90-74 164-164 164h-16341c-91 0-164-74-164-164z">
          <text:p/>
        </draw:path>
        <draw:frame draw:style-name="gr58" draw:text-style-name="P7" draw:layer="layout" svg:width="15.805cm" svg:height="0.568cm" svg:x="2.5cm" svg:y="16.509cm">
          <draw:text-box>
            <text:p text:style-name="P5"><text:span text:style-name="T5">trouvez et corrigez ces erreurs, puis vérifiez votre correction en compilant ce code.</text:span></text:p>
          </draw:text-box>
        </draw:frame>
        <draw:frame draw:style-name="gr18" draw:text-style-name="P10" draw:layer="layout" svg:width="0.28cm" svg:height="0.382cm" svg:x="2.667cm" svg:y="17.653cm">
          <draw:text-box>
            <text:p text:style-name="P5"><text:span text:style-name="T7">1</text:span></text:p>
          </draw:text-box>
        </draw:frame>
        <draw:frame draw:style-name="gr51" draw:text-style-name="P7" draw:layer="layout" svg:width="1.729cm" svg:height="0.568cm" svg:x="3.168cm" svg:y="17.502cm">
          <draw:text-box>
            <text:p text:style-name="P5"><text:span text:style-name="T13">int</text:span><text:span text:style-name="T6"> main(</text:span></text:p>
          </draw:text-box>
        </draw:frame>
        <draw:frame draw:style-name="gr18" draw:text-style-name="P10" draw:layer="layout" svg:width="0.28cm" svg:height="0.382cm" svg:x="2.667cm" svg:y="18.163cm">
          <draw:text-box>
            <text:p text:style-name="P5"><text:span text:style-name="T7">2</text:span></text:p>
          </draw:text-box>
        </draw:frame>
        <draw:frame draw:style-name="gr41" draw:text-style-name="P7" draw:layer="layout" svg:width="0.421cm" svg:height="0.568cm" svg:x="3.168cm" svg:y="18.011cm">
          <draw:text-box>
            <text:p text:style-name="P5"><text:span text:style-name="T6">{</text:span></text:p>
          </draw:text-box>
        </draw:frame>
        <draw:frame draw:style-name="gr18" draw:text-style-name="P10" draw:layer="layout" svg:width="0.28cm" svg:height="0.382cm" svg:x="2.667cm" svg:y="18.672cm">
          <draw:text-box>
            <text:p text:style-name="P5"><text:span text:style-name="T7">3</text:span></text:p>
          </draw:text-box>
        </draw:frame>
        <draw:frame draw:style-name="gr59" draw:text-style-name="P7" draw:layer="layout" svg:width="1.077cm" svg:height="0.568cm" svg:x="4.036cm" svg:y="18.521cm">
          <draw:text-box>
            <text:p text:style-name="P5"><text:span text:style-name="T13">int</text:span><text:span text:style-name="T6"> i;j;</text:span></text:p>
          </draw:text-box>
        </draw:frame>
        <draw:frame draw:style-name="gr18" draw:text-style-name="P10" draw:layer="layout" svg:width="0.28cm" svg:height="0.382cm" svg:x="2.667cm" svg:y="19.182cm">
          <draw:text-box>
            <text:p text:style-name="P5"><text:span text:style-name="T7">4</text:span></text:p>
          </draw:text-box>
        </draw:frame>
        <draw:frame draw:style-name="gr60" draw:text-style-name="P7" draw:layer="layout" svg:width="3.749cm" svg:height="0.568cm" svg:x="4.036cm" svg:y="19.03cm">
          <draw:text-box>
            <text:p text:style-name="P5"><text:span text:style-name="T9">scanf</text:span><text:span text:style-name="T6">(</text:span><text:span text:style-name="T10">"%d %d"</text:span><text:span text:style-name="T6">,i,j);</text:span></text:p>
          </draw:text-box>
        </draw:frame>
        <draw:frame draw:style-name="gr18" draw:text-style-name="P10" draw:layer="layout" svg:width="0.28cm" svg:height="0.382cm" svg:x="2.667cm" svg:y="19.691cm">
          <draw:text-box>
            <text:p text:style-name="P5"><text:span text:style-name="T7">5</text:span></text:p>
          </draw:text-box>
        </draw:frame>
        <draw:frame draw:style-name="gr61" draw:text-style-name="P7" draw:layer="layout" svg:width="5.451cm" svg:height="0.568cm" svg:x="4.036cm" svg:y="19.54cm">
          <draw:text-box>
            <text:p text:style-name="P5"><text:span text:style-name="T8">for</text:span><text:span text:style-name="T6">(i=0,j=1,i&gt;3;i=i+1,j=j+2)</text:span></text:p>
          </draw:text-box>
        </draw:frame>
        <draw:frame draw:style-name="gr18" draw:text-style-name="P10" draw:layer="layout" svg:width="0.28cm" svg:height="0.382cm" svg:x="2.667cm" svg:y="20.201cm">
          <draw:text-box>
            <text:p text:style-name="P5"><text:span text:style-name="T7">6</text:span></text:p>
          </draw:text-box>
        </draw:frame>
        <draw:frame draw:style-name="gr62" draw:text-style-name="P7" draw:layer="layout" svg:width="4.836cm" svg:height="0.568cm" svg:x="4.904cm" svg:y="20.05cm">
          <draw:text-box>
            <text:p text:style-name="P5"><text:span text:style-name="T9">printf</text:span><text:span text:style-name="T6">(</text:span><text:span text:style-name="T10">"i=%d, j=%d\n,i,j)</text:span></text:p>
          </draw:text-box>
        </draw:frame>
        <draw:frame draw:style-name="gr18" draw:text-style-name="P10" draw:layer="layout" svg:width="0.28cm" svg:height="0.382cm" svg:x="2.667cm" svg:y="20.711cm">
          <draw:text-box>
            <text:p text:style-name="P5"><text:span text:style-name="T7">7</text:span></text:p>
          </draw:text-box>
        </draw:frame>
        <draw:frame draw:style-name="gr63" draw:text-style-name="P7" draw:layer="layout" svg:width="1.196cm" svg:height="0.568cm" svg:x="4.036cm" svg:y="20.559cm">
          <draw:text-box>
            <text:p text:style-name="P5"><text:span text:style-name="T10">if (i=j)</text:span></text:p>
          </draw:text-box>
        </draw:frame>
        <draw:frame draw:style-name="gr18" draw:text-style-name="P10" draw:layer="layout" svg:width="0.28cm" svg:height="0.382cm" svg:x="2.667cm" svg:y="21.22cm">
          <draw:text-box>
            <text:p text:style-name="P5"><text:span text:style-name="T7">8</text:span></text:p>
          </draw:text-box>
        </draw:frame>
        <draw:frame draw:style-name="gr64" draw:text-style-name="P7" draw:layer="layout" svg:width="0.955cm" svg:height="0.568cm" svg:x="4.904cm" svg:y="21.069cm">
          <draw:text-box>
            <text:p text:style-name="P5"><text:span text:style-name="T10">i=2*j</text:span></text:p>
          </draw:text-box>
        </draw:frame>
        <draw:frame draw:style-name="gr18" draw:text-style-name="P10" draw:layer="layout" svg:width="0.28cm" svg:height="0.382cm" svg:x="2.667cm" svg:y="21.73cm">
          <draw:text-box>
            <text:p text:style-name="P5"><text:span text:style-name="T7">9</text:span></text:p>
          </draw:text-box>
        </draw:frame>
        <draw:frame draw:style-name="gr65" draw:text-style-name="P7" draw:layer="layout" svg:width="0.764cm" svg:height="0.568cm" svg:x="4.036cm" svg:y="21.579cm">
          <draw:text-box>
            <text:p text:style-name="P5"><text:span text:style-name="T10">else</text:span></text:p>
          </draw:text-box>
        </draw:frame>
        <draw:frame draw:style-name="gr23" draw:text-style-name="P10" draw:layer="layout" svg:width="0.349cm" svg:height="0.382cm" svg:x="2.518cm" svg:y="22.24cm">
          <draw:text-box>
            <text:p text:style-name="P5"><text:span text:style-name="T7">10</text:span></text:p>
          </draw:text-box>
        </draw:frame>
        <draw:frame draw:style-name="gr66" draw:text-style-name="P7" draw:layer="layout" svg:width="3.211cm" svg:height="0.568cm" svg:x="4.904cm" svg:y="22.088cm">
          <draw:text-box>
            <text:p text:style-name="P5"><text:span text:style-name="T10">printf("</text:span><text:span text:style-name="T6">%d\n</text:span><text:span text:style-name="T10">",j);</text:span></text:p>
          </draw:text-box>
        </draw:frame>
        <draw:frame draw:style-name="gr23" draw:text-style-name="P10" draw:layer="layout" svg:width="0.349cm" svg:height="0.382cm" svg:x="2.518cm" svg:y="22.749cm">
          <draw:text-box>
            <text:p text:style-name="P5"><text:span text:style-name="T7">11</text:span></text:p>
          </draw:text-box>
        </draw:frame>
        <draw:frame draw:style-name="gr67" draw:text-style-name="P7" draw:layer="layout" svg:width="4.494cm" svg:height="0.568cm" svg:x="4.036cm" svg:y="22.598cm">
          <draw:text-box>
            <text:p text:style-name="P5"><text:span text:style-name="T10">printf("</text:span><text:span text:style-name="T6">\nAu revoir\n</text:span><text:span text:style-name="T10">");</text:span></text:p>
          </draw:text-box>
        </draw:frame>
        <draw:frame draw:style-name="gr24" draw:text-style-name="P10" draw:layer="layout" svg:width="0.341cm" svg:height="0.382cm" svg:x="2.518cm" svg:y="23.259cm">
          <draw:text-box>
            <text:p text:style-name="P5"><text:span text:style-name="T7">12</text:span></text:p>
          </draw:text-box>
        </draw:frame>
        <draw:frame draw:style-name="gr68" draw:text-style-name="P7" draw:layer="layout" svg:width="1.907cm" svg:height="0.568cm" svg:x="4.036cm" svg:y="23.107cm">
          <draw:text-box>
            <text:p text:style-name="P5"><text:span text:style-name="T10">return(0);</text:span></text:p>
          </draw:text-box>
        </draw:frame>
        <draw:frame draw:style-name="gr24" draw:text-style-name="P10" draw:layer="layout" svg:width="0.341cm" svg:height="0.382cm" svg:x="2.518cm" svg:y="23.768cm">
          <draw:text-box>
            <text:p text:style-name="P5"><text:span text:style-name="T7">13</text:span></text:p>
          </draw:text-box>
        </draw:frame>
        <draw:polygon draw:style-name="gr39" draw:text-style-name="P11" draw:layer="layout" svg:width="0.106cm" svg:height="0.635cm" svg:x="2.499cm" svg:y="27.746cm" svg:viewBox="0 0 107 636" draw:points="0,636 107,636 107,0 0,0">
          <text:p/>
        </draw:polygon>
        <draw:frame draw:style-name="gr41" draw:text-style-name="P7" draw:layer="layout" svg:width="0.421cm" svg:height="0.568cm" svg:x="3.168cm" svg:y="23.617cm">
          <draw:text-box>
            <text:p text:style-name="P5"><text:span text:style-name="T10">}</text:span></text:p>
          </draw:text-box>
        </draw:frame>
        <draw:frame draw:style-name="gr41" draw:text-style-name="P7" draw:layer="layout" svg:width="0.421cm" svg:height="0.568cm" svg:x="2.743cm" svg:y="27.746cm">
          <draw:text-box>
            <text:p text:style-name="P5"><text:span text:style-name="T5">2</text:span></text:p>
          </draw:text-box>
        </draw:frame>
        <draw:frame draw:style-name="gr42" draw:text-style-name="P7" draw:layer="layout" svg:width="0.988cm" svg:height="0.568cm" svg:x="17.68cm" svg:y="27.746cm">
          <draw:text-box>
            <text:p text:style-name="P5"><text:span text:style-name="T12">esiea</text:span></text:p>
          </draw:text-box>
        </draw:frame>
        <draw:frame draw:style-name="gr69" draw:text-style-name="P12" draw:layer="layout" svg:width="7.7cm" svg:height="5.3cm" svg:x="10.6cm" svg:y="4.9cm">
          <draw:text-box>
            <text:p><text:span text:style-name="T14">Tant que la variable ‘n’ est compris entre 0 et 8, la variable ‘res’ prend la valeur ‘2*res’ et affiche le resultat de ce calcul.</text:span></text:p>
            <text:p><text:span text:style-name="T14">De plus a chaque execution, la boucle for rajoute 1 a n. </text:span></text:p>
          </draw:text-box>
        </draw:frame>
        <draw:frame draw:style-name="gr70" draw:text-style-name="P13" draw:layer="layout" svg:width="10.3cm" svg:height="0.424cm" svg:x="5.8cm" svg:y="11.8cm">
          <draw:text-box>
            <text:p><text:span text:style-name="T15">1</text:span><text:span text:style-name="T15"><text:tab/></text:span><text:span text:style-name="T15">2</text:span><text:span text:style-name="T15"><text:tab/></text:span><text:span text:style-name="T15">3</text:span><text:span text:style-name="T15"><text:tab/></text:span><text:span text:style-name="T15">4 </text:span><text:span text:style-name="T15"><text:tab/></text:span><text:span text:style-name="T15">5</text:span><text:span text:style-name="T15"><text:tab/></text:span><text:span text:style-name="T15">6</text:span><text:span text:style-name="T15"><text:tab/></text:span><text:span text:style-name="T15">7</text:span><text:span text:style-name="T15"><text:tab/></text:span></text:p>
          </draw:text-box>
        </draw:frame>
        <draw:frame draw:style-name="gr71" draw:text-style-name="P13" draw:layer="layout" svg:width="10.2cm" svg:height="0.5cm" svg:x="5.8cm" svg:y="12.3cm">
          <draw:text-box>
            <text:p><text:span text:style-name="T15">2</text:span><text:span text:style-name="T15"><text:tab/></text:span><text:span text:style-name="T15">4</text:span><text:span text:style-name="T15"><text:tab/></text:span><text:span text:style-name="T15">8</text:span><text:span text:style-name="T15"><text:tab/></text:span><text:span text:style-name="T15">16</text:span><text:span text:style-name="T15"><text:tab/></text:span><text:span text:style-name="T15">32</text:span><text:span text:style-name="T15"><text:tab/></text:span><text:span text:style-name="T15">64</text:span><text:span text:style-name="T15"><text:tab/></text:span><text:span text:style-name="T15">128</text:span></text:p>
          </draw:text-box>
        </draw:frame>
      </draw:page>
      <draw:page draw:name="page3" draw:style-name="dp1" draw:master-page-name="master-page56">
        <draw:path draw:style-name="gr4" draw:text-style-name="P4" draw:layer="layout" svg:width="2.909cm" svg:height="0.141cm" svg:x="2.499cm" svg:y="2.39cm" svg:viewBox="0 0 2910 142" svg:d="M0 0h839c38 0 70 32 70 72v17h1948c29 0 53 24 53 53h-2839c-39 0-71-32-71-70z">
          <text:p/>
        </draw:path>
        <draw:frame draw:style-name="gr11" draw:text-style-name="P6" draw:layer="layout" svg:width="0.561cm" svg:height="0.759cm" svg:x="2.5cm" svg:y="2.612cm">
          <draw:text-box>
            <text:p text:style-name="P5"><text:span text:style-name="T4">5.</text:span></text:p>
          </draw:text-box>
        </draw:frame>
        <draw:frame draw:style-name="gr72" draw:text-style-name="P6" draw:layer="layout" svg:width="7.127cm" svg:height="0.759cm" svg:x="3.408cm" svg:y="2.612cm">
          <draw:text-box>
            <text:p text:style-name="P5"><text:span text:style-name="T4">Du code, du code, du code !</text:span></text:p>
          </draw:text-box>
        </draw:frame>
        <draw:frame draw:style-name="gr73" draw:text-style-name="P7" draw:layer="layout" svg:width="15.919cm" svg:height="0.568cm" svg:x="3.119cm" svg:y="3.691cm">
          <draw:text-box>
            <text:p text:style-name="P5"><text:span text:style-name="T5">Ecrivez une boucle partant de 0 et allant jusqu’à 100 inclus par une incrémentation</text:span></text:p>
          </draw:text-box>
        </draw:frame>
        <draw:frame draw:style-name="gr74" draw:text-style-name="P7" draw:layer="layout" svg:width="14.311cm" svg:height="0.568cm" svg:x="2.5cm" svg:y="4.2cm">
          <draw:text-box>
            <text:p text:style-name="P5"><text:span text:style-name="T5">de 1. Affichez la valeur de votre variable juste avant la fin du programmme.</text:span></text:p>
          </draw:text-box>
        </draw:frame>
        <draw:frame draw:style-name="gr75" draw:text-style-name="P7" draw:layer="layout" svg:width="4.257cm" svg:height="0.568cm" svg:x="3.119cm" svg:y="4.873cm">
          <draw:text-box>
            <text:p text:style-name="P5"><text:span text:style-name="T5">Ecrivez une boucle qui</text:span></text:p>
          </draw:text-box>
        </draw:frame>
        <draw:frame draw:style-name="gr76" draw:text-style-name="P7" draw:layer="layout" svg:width="11.694cm" svg:height="0.568cm" svg:x="7.396cm" svg:y="4.873cm">
          <draw:text-box>
            <text:p text:style-name="P5"><text:span text:style-name="T5">demander à l’utilisateur de rentrer une valeur comprise entre</text:span></text:p>
          </draw:text-box>
        </draw:frame>
        <draw:frame draw:style-name="gr77" draw:text-style-name="P7" draw:layer="layout" svg:width="13.176cm" svg:height="0.568cm" svg:x="2.5cm" svg:y="5.383cm">
          <draw:text-box>
            <text:p text:style-name="P5"><text:span text:style-name="T5">0 et 100 tant que cette valeur n’est pas comprise dans cet intervalle.</text:span></text:p>
          </draw:text-box>
        </draw:frame>
        <draw:frame draw:style-name="gr78" draw:text-style-name="P7" draw:layer="layout" svg:width="13.197cm" svg:height="0.568cm" svg:x="3.119cm" svg:y="6.056cm">
          <draw:text-box>
            <text:p text:style-name="P5"><text:span text:style-name="T5">Rajoutez au code précédent une variable entière, nommée tentatives.</text:span></text:p>
          </draw:text-box>
        </draw:frame>
        <draw:frame draw:style-name="gr79" draw:text-style-name="P7" draw:layer="layout" svg:width="9.988cm" svg:height="0.568cm" svg:x="3.119cm" svg:y="6.728cm">
          <draw:text-box>
            <text:p text:style-name="P5"><text:span text:style-name="T5">Affichez le nombre de tentatives en sortie de boucle.</text:span></text:p>
          </draw:text-box>
        </draw:frame>
        <draw:frame draw:style-name="gr80" draw:text-style-name="P7" draw:layer="layout" svg:width="15.708cm" svg:height="0.568cm" svg:x="3.119cm" svg:y="7.401cm">
          <draw:text-box>
            <text:p text:style-name="P5"><text:span text:style-name="T5">Ajoutez une variable entière du nom de votre choix et fixez-la arbitrairement à une</text:span></text:p>
          </draw:text-box>
        </draw:frame>
        <draw:frame draw:style-name="gr81" draw:text-style-name="P7" draw:layer="layout" svg:width="6.056cm" svg:height="0.568cm" svg:x="2.5cm" svg:y="7.911cm">
          <draw:text-box>
            <text:p text:style-name="P5"><text:span text:style-name="T5">valeur comprise entre 0 et 100.</text:span></text:p>
          </draw:text-box>
        </draw:frame>
        <draw:frame draw:style-name="gr82" draw:text-style-name="P7" draw:layer="layout" svg:width="7.334cm" svg:height="0.568cm" svg:x="3.119cm" svg:y="8.583cm">
          <draw:text-box>
            <text:p text:style-name="P5"><text:span text:style-name="T5">Modifiez votre boucle afin de vérifier si</text:span></text:p>
          </draw:text-box>
        </draw:frame>
        <draw:frame draw:style-name="gr83" draw:text-style-name="P7" draw:layer="layout" svg:width="7.774cm" svg:height="0.568cm" svg:x="10.705cm" svg:y="8.583cm">
          <draw:text-box>
            <text:p text:style-name="P5"><text:span text:style-name="T5">la valeur de l’utilisateur est égale à votre</text:span></text:p>
          </draw:text-box>
        </draw:frame>
        <draw:frame draw:style-name="gr84" draw:text-style-name="P7" draw:layer="layout" svg:width="12.99cm" svg:height="0.568cm" svg:x="2.5cm" svg:y="9.093cm">
          <draw:text-box>
            <text:p text:style-name="P5"><text:span text:style-name="T5">variable. Si c’est le cas sortez de votre boucle, autrement continuez.</text:span></text:p>
          </draw:text-box>
        </draw:frame>
        <draw:frame draw:style-name="gr85" draw:text-style-name="P7" draw:layer="layout" svg:width="16.631cm" svg:height="0.568cm" svg:x="3.119cm" svg:y="9.766cm">
          <draw:text-box>
            <text:p text:style-name="P5"><text:span text:style-name="T5">Modifiez votre code pour que l’ordinateur choisisse une valeur aléatoire comprise entre</text:span></text:p>
          </draw:text-box>
        </draw:frame>
        <draw:frame draw:style-name="gr86" draw:text-style-name="P7" draw:layer="layout" svg:width="9.747cm" svg:height="0.568cm" svg:x="2.5cm" svg:y="10.275cm">
          <draw:text-box>
            <text:p text:style-name="P5"><text:span text:style-name="T5">0 et 100 et laissez l’utilisateur tenter de la trouver.</text:span></text:p>
          </draw:text-box>
        </draw:frame>
        <draw:frame draw:style-name="gr87" draw:text-style-name="P7" draw:layer="layout" svg:width="3.274cm" svg:height="0.568cm" svg:x="12.056cm" svg:y="10.275cm">
          <draw:text-box>
            <text:p text:style-name="P5"><text:span text:style-name="T5">Pour cette étape,</text:span></text:p>
          </draw:text-box>
        </draw:frame>
        <draw:frame draw:style-name="gr41" draw:text-style-name="P7" draw:layer="layout" svg:width="0.421cm" svg:height="0.568cm" svg:x="15.37cm" svg:y="10.275cm">
          <draw:text-box>
            <text:p text:style-name="P5"><text:span text:style-name="T5">il</text:span></text:p>
          </draw:text-box>
        </draw:frame>
        <draw:frame draw:style-name="gr88" draw:text-style-name="P7" draw:layer="layout" svg:width="2.944cm" svg:height="0.568cm" svg:x="15.762cm" svg:y="10.275cm">
          <draw:text-box>
            <text:p text:style-name="P5"><text:span text:style-name="T5">est conseillé de</text:span></text:p>
          </draw:text-box>
        </draw:frame>
        <draw:path draw:style-name="gr4" draw:text-style-name="P4" draw:layer="layout" svg:width="2.909cm" svg:height="0.14cm" svg:x="2.499cm" svg:y="12.231cm" svg:viewBox="0 0 2910 141" svg:d="M0 0h839c38 0 70 32 70 71v18h1948c29 0 53 23 53 52h-2839c-39 0-71-31-71-70z">
          <text:p/>
        </draw:path>
        <draw:frame draw:style-name="gr89" draw:text-style-name="P7" draw:layer="layout" svg:width="5.192cm" svg:height="0.568cm" svg:x="2.5cm" svg:y="10.785cm">
          <draw:text-box>
            <text:p text:style-name="P5"><text:span text:style-name="T5">regarder la partie suivante.</text:span></text:p>
          </draw:text-box>
        </draw:frame>
        <draw:frame draw:style-name="gr11" draw:text-style-name="P6" draw:layer="layout" svg:width="0.561cm" svg:height="0.759cm" svg:x="2.5cm" svg:y="12.453cm">
          <draw:text-box>
            <text:p text:style-name="P5"><text:span text:style-name="T4">6.</text:span></text:p>
          </draw:text-box>
        </draw:frame>
        <draw:frame draw:style-name="gr90" draw:text-style-name="P6" draw:layer="layout" svg:width="4.455cm" svg:height="0.759cm" svg:x="3.408cm" svg:y="12.453cm">
          <draw:text-box>
            <text:p text:style-name="P5"><text:span text:style-name="T4">Trucs &amp; astuces !</text:span></text:p>
          </draw:text-box>
        </draw:frame>
        <draw:frame draw:style-name="gr91" draw:text-style-name="P14" draw:layer="layout" svg:width="4.074cm" svg:height="0.67cm" svg:x="2.5cm" svg:y="13.508cm">
          <draw:text-box>
            <text:p text:style-name="P5"><text:span text:style-name="T16">Génération d’aléa</text:span></text:p>
          </draw:text-box>
        </draw:frame>
        <draw:frame draw:style-name="gr92" draw:text-style-name="P7" draw:layer="layout" svg:width="16.224cm" svg:height="0.568cm" svg:x="3.119cm" svg:y="14.511cm">
          <draw:text-box>
            <text:p text:style-name="P5"><text:span text:style-name="T5">On souhaite souvent dans le programme que le hasard intervienne. Simuler le hasard</text:span></text:p>
          </draw:text-box>
        </draw:frame>
        <draw:frame draw:style-name="gr93" draw:text-style-name="P7" draw:layer="layout" svg:width="7.093cm" svg:height="0.568cm" svg:x="2.5cm" svg:y="15.021cm">
          <draw:text-box>
            <text:p text:style-name="P5"><text:span text:style-name="T5">est quelque chose de très compliqué.</text:span></text:p>
          </draw:text-box>
        </draw:frame>
        <draw:frame draw:style-name="gr94" draw:text-style-name="P7" draw:layer="layout" svg:width="0.861cm" svg:height="0.568cm" svg:x="9.478cm" svg:y="15.021cm">
          <draw:text-box>
            <text:p text:style-name="P5"><text:span text:style-name="T5">Pire,</text:span></text:p>
          </draw:text-box>
        </draw:frame>
        <draw:frame draw:style-name="gr41" draw:text-style-name="P7" draw:layer="layout" svg:width="0.421cm" svg:height="0.568cm" svg:x="10.519cm" svg:y="15.021cm">
          <draw:text-box>
            <text:p text:style-name="P5"><text:span text:style-name="T5">il</text:span></text:p>
          </draw:text-box>
        </draw:frame>
        <draw:frame draw:style-name="gr95" draw:text-style-name="P7" draw:layer="layout" svg:width="3.406cm" svg:height="0.568cm" svg:x="10.935cm" svg:y="15.021cm">
          <draw:text-box>
            <text:p text:style-name="P5"><text:span text:style-name="T5">est parfois capital</text:span></text:p>
          </draw:text-box>
        </draw:frame>
        <draw:frame draw:style-name="gr96" draw:text-style-name="P7" draw:layer="layout" svg:width="4.227cm" svg:height="0.568cm" svg:x="14.425cm" svg:y="15.021cm">
          <draw:text-box>
            <text:p text:style-name="P5"><text:span text:style-name="T5">que l’on puisse refaire</text:span></text:p>
          </draw:text-box>
        </draw:frame>
        <draw:frame draw:style-name="gr97" draw:text-style-name="P7" draw:layer="layout" svg:width="17.291cm" svg:height="0.568cm" svg:x="2.5cm" svg:y="15.531cm">
          <draw:text-box>
            <text:p text:style-name="P5"><text:span text:style-name="T5">exactement la même séquence de nombre aléatoire pour comparer l’efficacité de plusieurs</text:span></text:p>
          </draw:text-box>
        </draw:frame>
        <draw:frame draw:style-name="gr98" draw:text-style-name="P7" draw:layer="layout" svg:width="14.01cm" svg:height="0.568cm" svg:x="2.5cm" svg:y="16.04cm">
          <draw:text-box>
            <text:p text:style-name="P5"><text:span text:style-name="T5">algorithmes par exemple. On parle alors de séquences pseudo-aléatoires.</text:span></text:p>
          </draw:text-box>
        </draw:frame>
        <draw:frame draw:style-name="gr99" draw:text-style-name="P7" draw:layer="layout" svg:width="15.386cm" svg:height="0.568cm" svg:x="3.119cm" svg:y="16.713cm">
          <draw:text-box>
            <text:p text:style-name="P5"><text:span text:style-name="T5">La fonction C de base dont vous avez besoin pour créer du hasard est la fonction</text:span></text:p>
          </draw:text-box>
        </draw:frame>
        <draw:frame draw:style-name="gr100" draw:text-style-name="P7" draw:layer="layout" svg:width="2.03cm" svg:height="0.568cm" svg:x="2.5cm" svg:y="17.223cm">
          <draw:text-box>
            <text:p text:style-name="P5"><text:span text:style-name="T6">rand()</text:span><text:span text:style-name="T5"> qui,</text:span></text:p>
          </draw:text-box>
        </draw:frame>
        <draw:frame draw:style-name="gr101" draw:text-style-name="P7" draw:layer="layout" svg:width="3.008cm" svg:height="0.568cm" svg:x="4.786cm" svg:y="17.223cm">
          <draw:text-box>
            <text:p text:style-name="P5"><text:span text:style-name="T5">à chaque appel,</text:span></text:p>
          </draw:text-box>
        </draw:frame>
        <draw:frame draw:style-name="gr102" draw:text-style-name="P7" draw:layer="layout" svg:width="11.407cm" svg:height="0.568cm" svg:x="7.781cm" svg:y="17.223cm">
          <draw:text-box>
            <text:p text:style-name="P5"><text:span text:style-name="T5">va renvoyer un nombre pseudo-aléatoire compris entre 0 et</text:span></text:p>
          </draw:text-box>
        </draw:frame>
        <draw:frame draw:style-name="gr103" draw:text-style-name="P7" draw:layer="layout" svg:width="16.555cm" svg:height="0.568cm" svg:x="2.5cm" svg:y="17.732cm">
          <draw:text-box>
            <text:p text:style-name="P5"><text:span text:style-name="T6">RAND_MAX</text:span><text:span text:style-name="T5"> (</text:span><text:span text:style-name="T6">man</text:span><text:span text:style-name="T5"> vous dit qu’il faut inclure</text:span><text:span text:style-name="T6"> stdlib.h</text:span><text:span text:style-name="T5">). Cette fonction part d’une situation</text:span></text:p>
          </draw:text-box>
        </draw:frame>
        <draw:frame draw:style-name="gr104" draw:text-style-name="P7" draw:layer="layout" svg:width="16.834cm" svg:height="0.568cm" svg:x="2.5cm" svg:y="18.242cm">
          <draw:text-box>
            <text:p text:style-name="P5"><text:span text:style-name="T5">de départ, appelée graine dans la littérature, pour générer la séquence. Dit autrement, à</text:span></text:p>
          </draw:text-box>
        </draw:frame>
        <draw:frame draw:style-name="gr105" draw:text-style-name="P7" draw:layer="layout" svg:width="17.096cm" svg:height="0.568cm" svg:x="2.5cm" svg:y="18.751cm">
          <draw:text-box>
            <text:p text:style-name="P5"><text:span text:style-name="T5">partir d’une même graine, vous verrez apparaître toujours la même séquence de nombres</text:span></text:p>
          </draw:text-box>
        </draw:frame>
        <draw:frame draw:style-name="gr106" draw:text-style-name="P7" draw:layer="layout" svg:width="2cm" svg:height="0.568cm" svg:x="2.5cm" svg:y="19.261cm">
          <draw:text-box>
            <text:p text:style-name="P5"><text:span text:style-name="T5">aléatoires.</text:span></text:p>
          </draw:text-box>
        </draw:frame>
        <draw:frame draw:style-name="gr107" draw:text-style-name="P7" draw:layer="layout" svg:width="14.865cm" svg:height="0.568cm" svg:x="4.473cm" svg:y="19.261cm">
          <draw:text-box>
            <text:p text:style-name="P5"><text:span text:style-name="T5">Le programme suivant par exemple génère 10 nombres aléatoirement entre 0</text:span></text:p>
          </draw:text-box>
        </draw:frame>
        <draw:path draw:style-name="gr16" draw:text-style-name="P9" draw:layer="layout" svg:width="16.668cm" svg:height="5.448cm" svg:x="2.166cm" svg:y="20.603cm" svg:viewBox="0 0 16669 5449" svg:d="M0 164c0-91 73-164 164-164h16341c90 0 164 73 164 164v5121c0 90-74 164-164 164h-16341c-91 0-164-74-164-164z">
          <text:p/>
        </draw:path>
        <draw:frame draw:style-name="gr108" draw:text-style-name="P7" draw:layer="layout" svg:width="2.741cm" svg:height="0.568cm" svg:x="2.5cm" svg:y="19.771cm">
          <draw:text-box>
            <text:p text:style-name="P5"><text:span text:style-name="T5">et</text:span><text:span text:style-name="T6"> RAND_MAX</text:span><text:span text:style-name="T5">.</text:span></text:p>
          </draw:text-box>
        </draw:frame>
        <draw:frame draw:style-name="gr18" draw:text-style-name="P10" draw:layer="layout" svg:width="0.28cm" svg:height="0.382cm" svg:x="2.667cm" svg:y="20.886cm">
          <draw:text-box>
            <text:p text:style-name="P5"><text:span text:style-name="T7">1</text:span></text:p>
          </draw:text-box>
        </draw:frame>
        <draw:frame draw:style-name="gr45" draw:text-style-name="P7" draw:layer="layout" svg:width="3.68cm" svg:height="0.568cm" svg:x="3.168cm" svg:y="20.734cm">
          <draw:text-box>
            <text:p text:style-name="P5"><text:span text:style-name="T9">#include</text:span><text:span text:style-name="T6"> &lt;stdio.h&gt;</text:span></text:p>
          </draw:text-box>
        </draw:frame>
        <draw:frame draw:style-name="gr18" draw:text-style-name="P10" draw:layer="layout" svg:width="0.28cm" svg:height="0.382cm" svg:x="2.667cm" svg:y="21.396cm">
          <draw:text-box>
            <text:p text:style-name="P5"><text:span text:style-name="T7">2</text:span></text:p>
          </draw:text-box>
        </draw:frame>
        <draw:frame draw:style-name="gr109" draw:text-style-name="P7" draw:layer="layout" svg:width="3.795cm" svg:height="0.568cm" svg:x="3.168cm" svg:y="21.244cm">
          <draw:text-box>
            <text:p text:style-name="P5"><text:span text:style-name="T9">#include</text:span><text:span text:style-name="T6"> &lt;stdlib.h&gt;</text:span></text:p>
          </draw:text-box>
        </draw:frame>
        <draw:frame draw:style-name="gr18" draw:text-style-name="P10" draw:layer="layout" svg:width="0.28cm" svg:height="0.382cm" svg:x="2.667cm" svg:y="21.905cm">
          <draw:text-box>
            <text:p text:style-name="P5"><text:span text:style-name="T7">3</text:span></text:p>
          </draw:text-box>
        </draw:frame>
        <draw:frame draw:style-name="gr18" draw:text-style-name="P10" draw:layer="layout" svg:width="0.28cm" svg:height="0.382cm" svg:x="2.667cm" svg:y="22.415cm">
          <draw:text-box>
            <text:p text:style-name="P5"><text:span text:style-name="T7">4</text:span></text:p>
          </draw:text-box>
        </draw:frame>
        <draw:frame draw:style-name="gr46" draw:text-style-name="P7" draw:layer="layout" svg:width="1.894cm" svg:height="0.568cm" svg:x="3.168cm" svg:y="22.263cm">
          <draw:text-box>
            <text:p text:style-name="P5"><text:span text:style-name="T13">int</text:span><text:span text:style-name="T6"> main()</text:span></text:p>
          </draw:text-box>
        </draw:frame>
        <draw:frame draw:style-name="gr18" draw:text-style-name="P10" draw:layer="layout" svg:width="0.28cm" svg:height="0.382cm" svg:x="2.667cm" svg:y="22.924cm">
          <draw:text-box>
            <text:p text:style-name="P5"><text:span text:style-name="T7">5</text:span></text:p>
          </draw:text-box>
        </draw:frame>
        <draw:frame draw:style-name="gr41" draw:text-style-name="P7" draw:layer="layout" svg:width="0.421cm" svg:height="0.568cm" svg:x="3.168cm" svg:y="22.773cm">
          <draw:text-box>
            <text:p text:style-name="P5"><text:span text:style-name="T6">{</text:span></text:p>
          </draw:text-box>
        </draw:frame>
        <draw:frame draw:style-name="gr18" draw:text-style-name="P10" draw:layer="layout" svg:width="0.28cm" svg:height="0.382cm" svg:x="2.667cm" svg:y="23.434cm">
          <draw:text-box>
            <text:p text:style-name="P5"><text:span text:style-name="T7">6</text:span></text:p>
          </draw:text-box>
        </draw:frame>
        <draw:frame draw:style-name="gr110" draw:text-style-name="P7" draw:layer="layout" svg:width="0.852cm" svg:height="0.568cm" svg:x="4.036cm" svg:y="23.283cm">
          <draw:text-box>
            <text:p text:style-name="P5"><text:span text:style-name="T13">int</text:span><text:span text:style-name="T6"> i;</text:span></text:p>
          </draw:text-box>
        </draw:frame>
        <draw:frame draw:style-name="gr18" draw:text-style-name="P10" draw:layer="layout" svg:width="0.28cm" svg:height="0.382cm" svg:x="2.667cm" svg:y="23.944cm">
          <draw:text-box>
            <text:p text:style-name="P5"><text:span text:style-name="T7">7</text:span></text:p>
          </draw:text-box>
        </draw:frame>
        <draw:frame draw:style-name="gr111" draw:text-style-name="P7" draw:layer="layout" svg:width="3.774cm" svg:height="0.568cm" svg:x="4.036cm" svg:y="23.792cm">
          <draw:text-box>
            <text:p text:style-name="P5"><text:span text:style-name="T8">for</text:span><text:span text:style-name="T6">(i=0;i&lt;10;i=i+1)</text:span></text:p>
          </draw:text-box>
        </draw:frame>
        <draw:frame draw:style-name="gr18" draw:text-style-name="P10" draw:layer="layout" svg:width="0.28cm" svg:height="0.382cm" svg:x="2.667cm" svg:y="24.453cm">
          <draw:text-box>
            <text:p text:style-name="P5"><text:span text:style-name="T7">8</text:span></text:p>
          </draw:text-box>
        </draw:frame>
        <draw:frame draw:style-name="gr112" draw:text-style-name="P7" draw:layer="layout" svg:width="4.422cm" svg:height="0.568cm" svg:x="4.904cm" svg:y="24.302cm">
          <draw:text-box>
            <text:p text:style-name="P5"><text:span text:style-name="T9">printf</text:span><text:span text:style-name="T6">(</text:span><text:span text:style-name="T10">"%ld\n"</text:span><text:span text:style-name="T6">,</text:span><text:span text:style-name="T9">rand</text:span><text:span text:style-name="T6">());</text:span></text:p>
          </draw:text-box>
        </draw:frame>
        <draw:frame draw:style-name="gr18" draw:text-style-name="P10" draw:layer="layout" svg:width="0.28cm" svg:height="0.382cm" svg:x="2.667cm" svg:y="24.963cm">
          <draw:text-box>
            <text:p text:style-name="P5"><text:span text:style-name="T7">9</text:span></text:p>
          </draw:text-box>
        </draw:frame>
        <draw:frame draw:style-name="gr113" draw:text-style-name="P7" draw:layer="layout" svg:width="1.945cm" svg:height="0.568cm" svg:x="4.036cm" svg:y="24.811cm">
          <draw:text-box>
            <text:p text:style-name="P5"><text:span text:style-name="T8">return</text:span><text:span text:style-name="T6">(0);</text:span></text:p>
          </draw:text-box>
        </draw:frame>
        <draw:frame draw:style-name="gr23" draw:text-style-name="P10" draw:layer="layout" svg:width="0.349cm" svg:height="0.382cm" svg:x="2.518cm" svg:y="25.472cm">
          <draw:text-box>
            <text:p text:style-name="P5"><text:span text:style-name="T7">10</text:span></text:p>
          </draw:text-box>
        </draw:frame>
        <draw:frame draw:style-name="gr41" draw:text-style-name="P7" draw:layer="layout" svg:width="0.421cm" svg:height="0.568cm" svg:x="3.168cm" svg:y="25.321cm">
          <draw:text-box>
            <text:p text:style-name="P5"><text:span text:style-name="T6">}</text:span></text:p>
          </draw:text-box>
        </draw:frame>
        <draw:frame draw:style-name="gr114" draw:text-style-name="P7" draw:layer="layout" svg:width="16.47cm" svg:height="0.568cm" svg:x="3.119cm" svg:y="26.182cm">
          <draw:text-box>
            <text:p text:style-name="P5"><text:span text:style-name="T5">Si vous souhaitez maintenant que le tirage soit compris entre 0 et 100 par exemple, la</text:span></text:p>
          </draw:text-box>
        </draw:frame>
        <draw:polygon draw:style-name="gr39" draw:text-style-name="P11" draw:layer="layout" svg:width="0.106cm" svg:height="0.635cm" svg:x="2.499cm" svg:y="27.746cm" svg:viewBox="0 0 107 636" draw:points="0,636 107,636 107,0 0,0">
          <text:p/>
        </draw:polygon>
        <draw:frame draw:style-name="gr115" draw:text-style-name="P7" draw:layer="layout" svg:width="8.354cm" svg:height="0.568cm" svg:x="2.5cm" svg:y="26.691cm">
          <draw:text-box>
            <text:p text:style-name="P5"><text:span text:style-name="T5">ligne contenant le</text:span><text:span text:style-name="T6"> printf</text:span><text:span text:style-name="T5"> est remplacée par :</text:span></text:p>
          </draw:text-box>
        </draw:frame>
        <draw:frame draw:style-name="gr41" draw:text-style-name="P7" draw:layer="layout" svg:width="0.421cm" svg:height="0.568cm" svg:x="2.743cm" svg:y="27.746cm">
          <draw:text-box>
            <text:p text:style-name="P5"><text:span text:style-name="T5">3</text:span></text:p>
          </draw:text-box>
        </draw:frame>
        <draw:frame draw:style-name="gr42" draw:text-style-name="P7" draw:layer="layout" svg:width="0.988cm" svg:height="0.568cm" svg:x="17.68cm" svg:y="27.746cm">
          <draw:text-box>
            <text:p text:style-name="P5"><text:span text:style-name="T12">esiea</text:span></text:p>
          </draw:text-box>
        </draw:frame>
      </draw:page>
      <draw:page draw:name="page4" draw:style-name="dp1" draw:master-page-name="master-page3">
        <draw:path draw:style-name="gr16" draw:text-style-name="P9" draw:layer="layout" svg:width="16.668cm" svg:height="0.861cm" svg:x="2.166cm" svg:y="2.127cm" svg:viewBox="0 0 16669 862" svg:d="M0 165c0-91 73-165 164-165h16341c90 0 164 74 164 165v533c0 90-74 164-164 164h-16341c-91 0-164-74-164-164z">
          <text:p/>
        </draw:path>
        <draw:frame draw:style-name="gr18" draw:text-style-name="P10" draw:layer="layout" svg:width="0.28cm" svg:height="0.382cm" svg:x="2.667cm" svg:y="2.41cm">
          <draw:text-box>
            <text:p text:style-name="P5"><text:span text:style-name="T7">1</text:span></text:p>
          </draw:text-box>
        </draw:frame>
        <draw:frame draw:style-name="gr116" draw:text-style-name="P7" draw:layer="layout" svg:width="9.037cm" svg:height="0.568cm" svg:x="3.168cm" svg:y="2.258cm">
          <draw:text-box>
            <text:p text:style-name="P5"><text:span text:style-name="T9">printf</text:span><text:span text:style-name="T6">(</text:span><text:span text:style-name="T10">"%d\n"</text:span><text:span text:style-name="T6">, (</text:span><text:span text:style-name="T13">int</text:span><text:span text:style-name="T6">)(100.*</text:span><text:span text:style-name="T9">rand</text:span><text:span text:style-name="T6">()/RAND_MAX));</text:span></text:p>
          </draw:text-box>
        </draw:frame>
        <draw:frame draw:style-name="gr117" draw:text-style-name="P7" draw:layer="layout" svg:width="16.622cm" svg:height="0.568cm" svg:x="3.119cm" svg:y="3.307cm">
          <draw:text-box>
            <text:p text:style-name="P5"><text:span text:style-name="T5">Commentons un peu le code précédent : le code</text:span><text:span text:style-name="T6"> rand()/RAND_MAX</text:span><text:span text:style-name="T5"> permet de ramener</text:span></text:p>
          </draw:text-box>
        </draw:frame>
        <draw:frame draw:style-name="gr118" draw:text-style-name="P7" draw:layer="layout" svg:width="17.676cm" svg:height="0.568cm" svg:x="2.5cm" svg:y="3.817cm">
          <draw:text-box>
            <text:p text:style-name="P5"><text:span text:style-name="T5">les nombres tirés aléatoirement entre 0 et 1. Il suffit alors de multiplier le résultat précédent</text:span></text:p>
          </draw:text-box>
        </draw:frame>
        <draw:frame draw:style-name="gr119" draw:text-style-name="P7" draw:layer="layout" svg:width="17.325cm" svg:height="0.568cm" svg:x="2.5cm" svg:y="4.326cm">
          <draw:text-box>
            <text:p text:style-name="P5"><text:span text:style-name="T5">par 100 pour que le tirage soit alors compris entre 0 et 100. Mais à cette étape, le résultat</text:span></text:p>
          </draw:text-box>
        </draw:frame>
        <draw:frame draw:style-name="gr120" draw:text-style-name="P7" draw:layer="layout" svg:width="2.953cm" svg:height="0.568cm" svg:x="2.5cm" svg:y="4.836cm">
          <draw:text-box>
            <text:p text:style-name="P5"><text:span text:style-name="T5">est de type réel</text:span></text:p>
          </draw:text-box>
        </draw:frame>
        <draw:frame draw:style-name="gr121" draw:text-style-name="P7" draw:layer="layout" svg:width="6.589cm" svg:height="0.568cm" svg:x="5.495cm" svg:y="4.836cm">
          <draw:text-box>
            <text:p text:style-name="P5"><text:span text:style-name="T5">et on souhaiterait l’avoir en entier.</text:span></text:p>
          </draw:text-box>
        </draw:frame>
        <draw:frame draw:style-name="gr122" draw:text-style-name="P7" draw:layer="layout" svg:width="6.703cm" svg:height="0.568cm" svg:x="12.035cm" svg:y="4.836cm">
          <draw:text-box>
            <text:p text:style-name="P5"><text:span text:style-name="T5">Pour forcer la transformation de ce</text:span></text:p>
          </draw:text-box>
        </draw:frame>
        <draw:frame draw:style-name="gr123" draw:text-style-name="P7" draw:layer="layout" svg:width="16.72cm" svg:height="0.568cm" svg:x="2.5cm" svg:y="5.346cm">
          <draw:text-box>
            <text:p text:style-name="P5"><text:span text:style-name="T5">résultat en type entier, il faut mettre devant l’expression</text:span><text:span text:style-name="T6"> (int)</text:span><text:span text:style-name="T5">. Cette opération s’appelle</text:span></text:p>
          </draw:text-box>
        </draw:frame>
        <draw:frame draw:style-name="gr124" draw:text-style-name="P7" draw:layer="layout" svg:width="13.062cm" svg:height="0.568cm" svg:x="2.5cm" svg:y="5.855cm">
          <draw:text-box>
            <text:p text:style-name="P5"><text:span text:style-name="T5">dans la littérature une conversion de type (cast en anglais) explicite.</text:span></text:p>
          </draw:text-box>
        </draw:frame>
        <draw:frame draw:style-name="gr125" draw:text-style-name="P7" draw:layer="layout" svg:width="16.275cm" svg:height="0.568cm" svg:x="3.119cm" svg:y="6.704cm">
          <draw:text-box>
            <text:p text:style-name="P5"><text:span text:style-name="T5">Écrivez maintenant le programme précédent et exécutez-le plusieurs fois. Vous devez</text:span></text:p>
          </draw:text-box>
        </draw:frame>
        <draw:frame draw:style-name="gr126" draw:text-style-name="P7" draw:layer="layout" svg:width="17.088cm" svg:height="0.568cm" svg:x="2.5cm" svg:y="7.213cm">
          <draw:text-box>
            <text:p text:style-name="P5"><text:span text:style-name="T5">observez que vous obtenez toujours la même séquence de nombres, ce qui pour un tirage</text:span></text:p>
          </draw:text-box>
        </draw:frame>
        <draw:frame draw:style-name="gr127" draw:text-style-name="P7" draw:layer="layout" svg:width="17.092cm" svg:height="0.568cm" svg:x="2.5cm" svg:y="7.723cm">
          <draw:text-box>
            <text:p text:style-name="P5"><text:span text:style-name="T5">aléatoire n’est pas très satisfaisant. La raison en est que vous partez toujours de la même</text:span></text:p>
          </draw:text-box>
        </draw:frame>
        <draw:frame draw:style-name="gr128" draw:text-style-name="P7" draw:layer="layout" svg:width="10.437cm" svg:height="0.568cm" svg:x="2.5cm" svg:y="8.233cm">
          <draw:text-box>
            <text:p text:style-name="P5"><text:span text:style-name="T5">graine (i.e. situation de départ) lors de l’appel de rand.</text:span></text:p>
          </draw:text-box>
        </draw:frame>
        <draw:frame draw:style-name="gr129" draw:text-style-name="P7" draw:layer="layout" svg:width="3.571cm" svg:height="0.568cm" svg:x="3.119cm" svg:y="9.081cm">
          <draw:text-box>
            <text:p text:style-name="P5"><text:span text:style-name="T5">Pour changer cela,</text:span></text:p>
          </draw:text-box>
        </draw:frame>
        <draw:frame draw:style-name="gr41" draw:text-style-name="P7" draw:layer="layout" svg:width="0.421cm" svg:height="0.568cm" svg:x="6.678cm" svg:y="9.081cm">
          <draw:text-box>
            <text:p text:style-name="P5"><text:span text:style-name="T5">il</text:span></text:p>
          </draw:text-box>
        </draw:frame>
        <draw:frame draw:style-name="gr130" draw:text-style-name="P7" draw:layer="layout" svg:width="7.212cm" svg:height="0.568cm" svg:x="7.075cm" svg:y="9.081cm">
          <draw:text-box>
            <text:p text:style-name="P5"><text:span text:style-name="T5">vous faut utiliser la fonction</text:span><text:span text:style-name="T6"> srand</text:span><text:span text:style-name="T5"> qui</text:span></text:p>
          </draw:text-box>
        </draw:frame>
        <draw:frame draw:style-name="gr131" draw:text-style-name="P7" draw:layer="layout" svg:width="4.18cm" svg:height="0.568cm" svg:x="14.442cm" svg:y="9.081cm">
          <draw:text-box>
            <text:p text:style-name="P5"><text:span text:style-name="T5">permet de fournir une</text:span></text:p>
          </draw:text-box>
        </draw:frame>
        <draw:frame draw:style-name="gr132" draw:text-style-name="P7" draw:layer="layout" svg:width="6.5cm" svg:height="0.568cm" svg:x="2.5cm" svg:y="9.591cm">
          <draw:text-box>
            <text:p text:style-name="P5"><text:span text:style-name="T5">nouvelle graine à la fonction</text:span><text:span text:style-name="T6"> rand</text:span><text:span text:style-name="T5">.</text:span></text:p>
          </draw:text-box>
        </draw:frame>
        <draw:frame draw:style-name="gr133" draw:text-style-name="P7" draw:layer="layout" svg:width="2.504cm" svg:height="0.568cm" svg:x="8.96cm" svg:y="9.591cm">
          <draw:text-box>
            <text:p text:style-name="P5"><text:span text:style-name="T5">D’après</text:span><text:span text:style-name="T6"> man</text:span><text:span text:style-name="T5">,</text:span></text:p>
          </draw:text-box>
        </draw:frame>
        <draw:frame draw:style-name="gr134" draw:text-style-name="P7" draw:layer="layout" svg:width="7.254cm" svg:height="0.568cm" svg:x="11.407cm" svg:y="9.591cm">
          <draw:text-box>
            <text:p text:style-name="P5"><text:span text:style-name="T5">le prototype de cette fonction est</text:span><text:span text:style-name="T6"> void</text:span></text:p>
          </draw:text-box>
        </draw:frame>
        <draw:frame draw:style-name="gr135" draw:text-style-name="P7" draw:layer="layout" svg:width="16.076cm" svg:height="0.568cm" svg:x="2.5cm" svg:y="10.1cm">
          <draw:text-box>
            <text:p text:style-name="P5"><text:span text:style-name="T6">srand (unsigned int seed)</text:span><text:span text:style-name="T5">. La grande question est alors comment générer le nombre</text:span></text:p>
          </draw:text-box>
        </draw:frame>
        <draw:frame draw:style-name="gr136" draw:text-style-name="P7" draw:layer="layout" svg:width="16.296cm" svg:height="0.568cm" svg:x="2.5cm" svg:y="10.61cm">
          <draw:text-box>
            <text:p text:style-name="P5"><text:span text:style-name="T6">seed</text:span><text:span text:style-name="T5"> (graine en anglais) pour qu’il soit différent à chaque lancement du programme ?</text:span></text:p>
          </draw:text-box>
        </draw:frame>
        <draw:frame draw:style-name="gr137" draw:text-style-name="P7" draw:layer="layout" svg:width="16.423cm" svg:height="0.568cm" svg:x="3.119cm" svg:y="11.459cm">
          <draw:text-box>
            <text:p text:style-name="P5"><text:span text:style-name="T5">Pour cela, on utilise classiquement l’horloge de la machine qui change en permanence</text:span></text:p>
          </draw:text-box>
        </draw:frame>
        <draw:frame draw:style-name="gr138" draw:text-style-name="P7" draw:layer="layout" svg:width="3.736cm" svg:height="0.568cm" svg:x="2.5cm" svg:y="11.968cm">
          <draw:text-box>
            <text:p text:style-name="P5"><text:span text:style-name="T5">via la fonction</text:span><text:span text:style-name="T6"> time</text:span><text:span text:style-name="T5">.</text:span></text:p>
          </draw:text-box>
        </draw:frame>
        <draw:frame draw:style-name="gr139" draw:text-style-name="P7" draw:layer="layout" svg:width="12.897cm" svg:height="0.568cm" svg:x="6.411cm" svg:y="11.968cm">
          <draw:text-box>
            <text:p text:style-name="P5"><text:span text:style-name="T5">Cette fonction donne le nombre de secondes écoulées depuis le 1er</text:span></text:p>
          </draw:text-box>
        </draw:frame>
        <draw:frame draw:style-name="gr127" draw:text-style-name="P7" draw:layer="layout" svg:width="17.092cm" svg:height="0.568cm" svg:x="2.5cm" svg:y="12.478cm">
          <draw:text-box>
            <text:p text:style-name="P5"><text:span text:style-name="T5">janvier 1970 minuit GMT. Ainsi, pour peu qu’il s’écoule plus d’une seconde entre 2 exécu-</text:span></text:p>
          </draw:text-box>
        </draw:frame>
        <draw:frame draw:style-name="gr140" draw:text-style-name="P7" draw:layer="layout" svg:width="17.566cm" svg:height="0.568cm" svg:x="2.5cm" svg:y="12.988cm">
          <draw:text-box>
            <text:p text:style-name="P5"><text:span text:style-name="T5">tions successives, vous avez 2 graines différentes pour</text:span><text:span text:style-name="T6"> srand</text:span><text:span text:style-name="T5"> qui génèrera donc 2 situations</text:span></text:p>
          </draw:text-box>
        </draw:frame>
        <draw:frame draw:style-name="gr141" draw:text-style-name="P7" draw:layer="layout" svg:width="17.528cm" svg:height="0.568cm" svg:x="2.5cm" svg:y="13.497cm">
          <draw:text-box>
            <text:p text:style-name="P5"><text:span text:style-name="T5">de départ différentes pour</text:span><text:span text:style-name="T6"> rand</text:span><text:span text:style-name="T5"> et au final, vous obtiendrez 2 séquences aléatoires qui sem-</text:span></text:p>
          </draw:text-box>
        </draw:frame>
        <draw:frame draw:style-name="gr142" draw:text-style-name="P7" draw:layer="layout" svg:width="6.039cm" svg:height="0.568cm" svg:x="2.5cm" svg:y="14.007cm">
          <draw:text-box>
            <text:p text:style-name="P5"><text:span text:style-name="T5">bleront totalement décorrélées.</text:span></text:p>
          </draw:text-box>
        </draw:frame>
        <draw:frame draw:style-name="gr143" draw:text-style-name="P7" draw:layer="layout" svg:width="16.736cm" svg:height="0.568cm" svg:x="3.119cm" svg:y="14.855cm">
          <draw:text-box>
            <text:p text:style-name="P5"><text:span text:style-name="T5">Pour fixer les idées, il suffit d’ajouter au code précédent l’instruction</text:span><text:span text:style-name="T6"> srand(time(NULL))</text:span></text:p>
          </draw:text-box>
        </draw:frame>
        <draw:frame draw:style-name="gr144" draw:text-style-name="P7" draw:layer="layout" svg:width="16.699cm" svg:height="0.568cm" svg:x="2.5cm" svg:y="15.365cm">
          <draw:text-box>
            <text:p text:style-name="P5"><text:span text:style-name="T5">en début de</text:span><text:span text:style-name="T6"> main</text:span><text:span text:style-name="T5"> pour obtenir à chaque lancement de l’exécutable une séquence de 10</text:span></text:p>
          </draw:text-box>
        </draw:frame>
        <draw:frame draw:style-name="gr145" draw:text-style-name="P7" draw:layer="layout" svg:width="13.794cm" svg:height="0.568cm" svg:x="2.5cm" svg:y="15.875cm">
          <draw:text-box>
            <text:p text:style-name="P5"><text:span text:style-name="T5">nombres aléatoires différente de celle obtenue à l’exécution précédente.</text:span></text:p>
          </draw:text-box>
        </draw:frame>
        <draw:frame draw:style-name="gr146" draw:text-style-name="P14" draw:layer="layout" svg:width="7.025cm" svg:height="0.67cm" svg:x="2.5cm" svg:y="17.312cm">
          <draw:text-box>
            <text:p text:style-name="P5"><text:span text:style-name="T16">scanf et les « retour charriot »</text:span></text:p>
          </draw:text-box>
        </draw:frame>
        <draw:path draw:style-name="gr16" draw:text-style-name="P9" draw:layer="layout" svg:width="16.668cm" svg:height="5.447cm" svg:x="2.166cm" svg:y="19.396cm" svg:viewBox="0 0 16669 5448" svg:d="M0 164c0-91 73-164 164-164h16341c90 0 164 73 164 164v5120c0 91-74 164-164 164h-16341c-91 0-164-73-164-164z">
          <text:p/>
        </draw:path>
        <draw:frame draw:style-name="gr147" draw:text-style-name="P7" draw:layer="layout" svg:width="6.767cm" svg:height="0.568cm" svg:x="3.119cm" svg:y="18.377cm">
          <draw:text-box>
            <text:p text:style-name="P5"><text:span text:style-name="T5">Copiez et exécutez le code suivant :</text:span></text:p>
          </draw:text-box>
        </draw:frame>
        <draw:frame draw:style-name="gr18" draw:text-style-name="P10" draw:layer="layout" svg:width="0.28cm" svg:height="0.382cm" svg:x="2.667cm" svg:y="19.678cm">
          <draw:text-box>
            <text:p text:style-name="P5"><text:span text:style-name="T7">1</text:span></text:p>
          </draw:text-box>
        </draw:frame>
        <draw:frame draw:style-name="gr46" draw:text-style-name="P7" draw:layer="layout" svg:width="1.894cm" svg:height="0.568cm" svg:x="3.168cm" svg:y="19.527cm">
          <draw:text-box>
            <text:p text:style-name="P5"><text:span text:style-name="T13">int</text:span><text:span text:style-name="T6"> main()</text:span></text:p>
          </draw:text-box>
        </draw:frame>
        <draw:frame draw:style-name="gr18" draw:text-style-name="P10" draw:layer="layout" svg:width="0.28cm" svg:height="0.382cm" svg:x="2.667cm" svg:y="20.188cm">
          <draw:text-box>
            <text:p text:style-name="P5"><text:span text:style-name="T7">2</text:span></text:p>
          </draw:text-box>
        </draw:frame>
        <draw:frame draw:style-name="gr41" draw:text-style-name="P7" draw:layer="layout" svg:width="0.421cm" svg:height="0.568cm" svg:x="3.168cm" svg:y="20.037cm">
          <draw:text-box>
            <text:p text:style-name="P5"><text:span text:style-name="T6">{</text:span></text:p>
          </draw:text-box>
        </draw:frame>
        <draw:frame draw:style-name="gr18" draw:text-style-name="P10" draw:layer="layout" svg:width="0.28cm" svg:height="0.382cm" svg:x="2.667cm" svg:y="20.698cm">
          <draw:text-box>
            <text:p text:style-name="P5"><text:span text:style-name="T7">3</text:span></text:p>
          </draw:text-box>
        </draw:frame>
        <draw:frame draw:style-name="gr19" draw:text-style-name="P7" draw:layer="layout" svg:width="2.237cm" svg:height="0.568cm" svg:x="4.036cm" svg:y="20.546cm">
          <draw:text-box>
            <text:p text:style-name="P5"><text:span text:style-name="T13">int</text:span><text:span text:style-name="T6"> i, res=0;</text:span></text:p>
          </draw:text-box>
        </draw:frame>
        <draw:frame draw:style-name="gr18" draw:text-style-name="P10" draw:layer="layout" svg:width="0.28cm" svg:height="0.382cm" svg:x="2.667cm" svg:y="21.207cm">
          <draw:text-box>
            <text:p text:style-name="P5"><text:span text:style-name="T7">4</text:span></text:p>
          </draw:text-box>
        </draw:frame>
        <draw:frame draw:style-name="gr148" draw:text-style-name="P7" draw:layer="layout" svg:width="3.13cm" svg:height="0.568cm" svg:x="4.036cm" svg:y="21.056cm">
          <draw:text-box>
            <text:p text:style-name="P5"><text:span text:style-name="T8">while</text:span><text:span text:style-name="T6"> (res &lt; 10)</text:span></text:p>
          </draw:text-box>
        </draw:frame>
        <draw:frame draw:style-name="gr18" draw:text-style-name="P10" draw:layer="layout" svg:width="0.28cm" svg:height="0.382cm" svg:x="2.667cm" svg:y="21.717cm">
          <draw:text-box>
            <text:p text:style-name="P5"><text:span text:style-name="T7">5</text:span></text:p>
          </draw:text-box>
        </draw:frame>
        <draw:frame draw:style-name="gr41" draw:text-style-name="P7" draw:layer="layout" svg:width="0.421cm" svg:height="0.568cm" svg:x="4.036cm" svg:y="21.566cm">
          <draw:text-box>
            <text:p text:style-name="P5"><text:span text:style-name="T6">{</text:span></text:p>
          </draw:text-box>
        </draw:frame>
        <draw:frame draw:style-name="gr18" draw:text-style-name="P10" draw:layer="layout" svg:width="0.28cm" svg:height="0.382cm" svg:x="2.667cm" svg:y="22.227cm">
          <draw:text-box>
            <text:p text:style-name="P5"><text:span text:style-name="T7">6</text:span></text:p>
          </draw:text-box>
        </draw:frame>
        <draw:frame draw:style-name="gr149" draw:text-style-name="P7" draw:layer="layout" svg:width="4.268cm" svg:height="0.568cm" svg:x="4.904cm" svg:y="22.075cm">
          <draw:text-box>
            <text:p text:style-name="P5"><text:span text:style-name="T6">i =</text:span><text:span text:style-name="T9"> scanf</text:span><text:span text:style-name="T6">(</text:span><text:span text:style-name="T10">"%d"</text:span><text:span text:style-name="T6">, &amp;res);</text:span></text:p>
          </draw:text-box>
        </draw:frame>
        <draw:frame draw:style-name="gr18" draw:text-style-name="P10" draw:layer="layout" svg:width="0.28cm" svg:height="0.382cm" svg:x="2.667cm" svg:y="22.736cm">
          <draw:text-box>
            <text:p text:style-name="P5"><text:span text:style-name="T7">7</text:span></text:p>
          </draw:text-box>
        </draw:frame>
        <draw:frame draw:style-name="gr150" draw:text-style-name="P7" draw:layer="layout" svg:width="6.529cm" svg:height="0.568cm" svg:x="4.904cm" svg:y="22.585cm">
          <draw:text-box>
            <text:p text:style-name="P5"><text:span text:style-name="T9">printf</text:span><text:span text:style-name="T6"> (</text:span><text:span text:style-name="T10">"i: %d\t-- %d --\n"</text:span><text:span text:style-name="T6">, i, res);</text:span></text:p>
          </draw:text-box>
        </draw:frame>
        <draw:frame draw:style-name="gr18" draw:text-style-name="P10" draw:layer="layout" svg:width="0.28cm" svg:height="0.382cm" svg:x="2.667cm" svg:y="23.246cm">
          <draw:text-box>
            <text:p text:style-name="P5"><text:span text:style-name="T7">8</text:span></text:p>
          </draw:text-box>
        </draw:frame>
        <draw:frame draw:style-name="gr41" draw:text-style-name="P7" draw:layer="layout" svg:width="0.421cm" svg:height="0.568cm" svg:x="4.036cm" svg:y="23.094cm">
          <draw:text-box>
            <text:p text:style-name="P5"><text:span text:style-name="T6">}</text:span></text:p>
          </draw:text-box>
        </draw:frame>
        <draw:frame draw:style-name="gr18" draw:text-style-name="P10" draw:layer="layout" svg:width="0.28cm" svg:height="0.382cm" svg:x="2.667cm" svg:y="23.755cm">
          <draw:text-box>
            <text:p text:style-name="P5"><text:span text:style-name="T7">9</text:span></text:p>
          </draw:text-box>
        </draw:frame>
        <draw:frame draw:style-name="gr51" draw:text-style-name="P7" draw:layer="layout" svg:width="1.729cm" svg:height="0.568cm" svg:x="4.036cm" svg:y="23.604cm">
          <draw:text-box>
            <text:p text:style-name="P5"><text:span text:style-name="T8">return</text:span><text:span text:style-name="T6"> 0;</text:span></text:p>
          </draw:text-box>
        </draw:frame>
        <draw:frame draw:style-name="gr23" draw:text-style-name="P10" draw:layer="layout" svg:width="0.349cm" svg:height="0.382cm" svg:x="2.518cm" svg:y="24.265cm">
          <draw:text-box>
            <text:p text:style-name="P5"><text:span text:style-name="T7">10</text:span></text:p>
          </draw:text-box>
        </draw:frame>
        <draw:frame draw:style-name="gr41" draw:text-style-name="P7" draw:layer="layout" svg:width="0.421cm" svg:height="0.568cm" svg:x="3.168cm" svg:y="24.114cm">
          <draw:text-box>
            <text:p text:style-name="P5"><text:span text:style-name="T6">}</text:span></text:p>
          </draw:text-box>
        </draw:frame>
        <draw:frame draw:style-name="gr151" draw:text-style-name="P7" draw:layer="layout" svg:width="16.931cm" svg:height="0.568cm" svg:x="3.119cm" svg:y="25.163cm">
          <draw:text-box>
            <text:p text:style-name="P5"><text:span text:style-name="T5">Que se passe-t-il si vous utilisez des caractères alphabétiques ? Que proposez-vous pour</text:span></text:p>
          </draw:text-box>
        </draw:frame>
        <draw:frame draw:style-name="gr152" draw:text-style-name="P7" draw:layer="layout" svg:width="5.819cm" svg:height="0.568cm" svg:x="2.5cm" svg:y="25.672cm">
          <draw:text-box>
            <text:p text:style-name="P5"><text:span text:style-name="T5">contrer cela ? Sous Windows il</text:span></text:p>
          </draw:text-box>
        </draw:frame>
        <draw:frame draw:style-name="gr153" draw:text-style-name="P7" draw:layer="layout" svg:width="6.606cm" svg:height="0.568cm" svg:x="8.262cm" svg:y="25.672cm">
          <draw:text-box>
            <text:p text:style-name="P5"><text:span text:style-name="T5">est possible d’utiliser</text:span><text:span text:style-name="T6"> fflush(stdin)</text:span><text:span text:style-name="T5">,</text:span></text:p>
          </draw:text-box>
        </draw:frame>
        <draw:frame draw:style-name="gr154" draw:text-style-name="P7" draw:layer="layout" svg:width="3.439cm" svg:height="0.568cm" svg:x="15.366cm" svg:y="25.672cm">
          <draw:text-box>
            <text:p text:style-name="P5"><text:span text:style-name="T5">malheureusement</text:span></text:p>
          </draw:text-box>
        </draw:frame>
        <draw:frame draw:style-name="gr105" draw:text-style-name="P7" draw:layer="layout" svg:width="17.096cm" svg:height="0.568cm" svg:x="2.5cm" svg:y="26.182cm">
          <draw:text-box>
            <text:p text:style-name="P5"><text:span text:style-name="T5">cela ne passe pas sous Linux sans effectuer une manipulation spéciale que vous ne verrez</text:span></text:p>
          </draw:text-box>
        </draw:frame>
        <draw:polygon draw:style-name="gr39" draw:text-style-name="P11" draw:layer="layout" svg:width="0.106cm" svg:height="0.635cm" svg:x="2.499cm" svg:y="27.746cm" svg:viewBox="0 0 107 636" draw:points="0,636 107,636 107,0 0,0">
          <text:p/>
        </draw:polygon>
        <draw:frame draw:style-name="gr155" draw:text-style-name="P7" draw:layer="layout" svg:width="15.873cm" svg:height="0.568cm" svg:x="2.5cm" svg:y="26.691cm">
          <draw:text-box>
            <text:p text:style-name="P5"><text:span text:style-name="T5">pas dans ce td. C’est pourquoi nous vous recommandons d’utiliser le code suivant :</text:span></text:p>
          </draw:text-box>
        </draw:frame>
        <draw:frame draw:style-name="gr41" draw:text-style-name="P7" draw:layer="layout" svg:width="0.421cm" svg:height="0.568cm" svg:x="2.743cm" svg:y="27.746cm">
          <draw:text-box>
            <text:p text:style-name="P5"><text:span text:style-name="T5">4</text:span></text:p>
          </draw:text-box>
        </draw:frame>
        <draw:frame draw:style-name="gr42" draw:text-style-name="P7" draw:layer="layout" svg:width="0.988cm" svg:height="0.568cm" svg:x="17.68cm" svg:y="27.746cm">
          <draw:text-box>
            <text:p text:style-name="P5"><text:span text:style-name="T12">esiea</text:span></text:p>
          </draw:text-box>
        </draw:frame>
        <draw:frame draw:style-name="gr156" draw:text-style-name="P13" draw:layer="layout" svg:width="7.1cm" svg:height="4.8cm" svg:x="11.4cm" svg:y="19.7cm">
          <draw:text-box>
            <text:p text:style-name="P15"><text:span text:style-name="T15">Le programme ne s’arrête pas.</text:span></text:p>
            <text:p text:style-name="P15"><text:span text:style-name="T15"/></text:p>
            <text:p text:style-name="P15"><text:span text:style-name="T15">Pemplacer le ‘int’ par ‘char’ ????</text:span></text:p>
            <text:p text:style-name="P15"><text:span text:style-name="T15"/></text:p>
          </draw:text-box>
        </draw:frame>
      </draw:page>
      <draw:page draw:name="page5" draw:style-name="dp1" draw:master-page-name="master-page3">
        <draw:path draw:style-name="gr16" draw:text-style-name="P9" draw:layer="layout" svg:width="16.668cm" svg:height="12.072cm" svg:x="2.166cm" svg:y="2.127cm" svg:viewBox="0 0 16669 12073" svg:d="M0 164c0-91 73-164 164-164h16341c90 0 164 73 164 164v11745c0 91-74 164-164 164h-16341c-91 0-164-73-164-164z">
          <text:p/>
        </draw:path>
        <draw:frame draw:style-name="gr18" draw:text-style-name="P10" draw:layer="layout" svg:width="0.28cm" svg:height="0.382cm" svg:x="2.667cm" svg:y="2.41cm">
          <draw:text-box>
            <text:p text:style-name="P5"><text:span text:style-name="T7">1</text:span></text:p>
          </draw:text-box>
        </draw:frame>
        <draw:frame draw:style-name="gr45" draw:text-style-name="P7" draw:layer="layout" svg:width="3.68cm" svg:height="0.568cm" svg:x="3.168cm" svg:y="2.258cm">
          <draw:text-box>
            <text:p text:style-name="P5"><text:span text:style-name="T9">#include</text:span><text:span text:style-name="T6"> &lt;stdio.h&gt;</text:span></text:p>
          </draw:text-box>
        </draw:frame>
        <draw:frame draw:style-name="gr18" draw:text-style-name="P10" draw:layer="layout" svg:width="0.28cm" svg:height="0.382cm" svg:x="2.667cm" svg:y="2.919cm">
          <draw:text-box>
            <text:p text:style-name="P5"><text:span text:style-name="T7">2</text:span></text:p>
          </draw:text-box>
        </draw:frame>
        <draw:frame draw:style-name="gr18" draw:text-style-name="P10" draw:layer="layout" svg:width="0.28cm" svg:height="0.382cm" svg:x="2.667cm" svg:y="3.429cm">
          <draw:text-box>
            <text:p text:style-name="P5"><text:span text:style-name="T7">3</text:span></text:p>
          </draw:text-box>
        </draw:frame>
        <draw:frame draw:style-name="gr157" draw:text-style-name="P7" draw:layer="layout" svg:width="4.27cm" svg:height="0.568cm" svg:x="3.168cm" svg:y="3.277cm">
          <draw:text-box>
            <text:p text:style-name="P5"><text:span text:style-name="T13">void</text:span><text:span text:style-name="T6"> clean_stdin(</text:span><text:span text:style-name="T13">void</text:span><text:span text:style-name="T6">)</text:span></text:p>
          </draw:text-box>
        </draw:frame>
        <draw:frame draw:style-name="gr18" draw:text-style-name="P10" draw:layer="layout" svg:width="0.28cm" svg:height="0.382cm" svg:x="2.667cm" svg:y="3.938cm">
          <draw:text-box>
            <text:p text:style-name="P5"><text:span text:style-name="T7">4</text:span></text:p>
          </draw:text-box>
        </draw:frame>
        <draw:frame draw:style-name="gr41" draw:text-style-name="P7" draw:layer="layout" svg:width="0.421cm" svg:height="0.568cm" svg:x="3.168cm" svg:y="3.787cm">
          <draw:text-box>
            <text:p text:style-name="P5"><text:span text:style-name="T6">{</text:span></text:p>
          </draw:text-box>
        </draw:frame>
        <draw:frame draw:style-name="gr18" draw:text-style-name="P10" draw:layer="layout" svg:width="0.28cm" svg:height="0.382cm" svg:x="2.667cm" svg:y="4.448cm">
          <draw:text-box>
            <text:p text:style-name="P5"><text:span text:style-name="T7">5</text:span></text:p>
          </draw:text-box>
        </draw:frame>
        <draw:frame draw:style-name="gr158" draw:text-style-name="P7" draw:layer="layout" svg:width="0.958cm" svg:height="0.568cm" svg:x="4.036cm" svg:y="4.297cm">
          <draw:text-box>
            <text:p text:style-name="P5"><text:span text:style-name="T13">int</text:span><text:span text:style-name="T6"> c;</text:span></text:p>
          </draw:text-box>
        </draw:frame>
        <draw:frame draw:style-name="gr18" draw:text-style-name="P10" draw:layer="layout" svg:width="0.28cm" svg:height="0.382cm" svg:x="2.667cm" svg:y="4.958cm">
          <draw:text-box>
            <text:p text:style-name="P5"><text:span text:style-name="T7">6</text:span></text:p>
          </draw:text-box>
        </draw:frame>
        <draw:frame draw:style-name="gr159" draw:text-style-name="P7" draw:layer="layout" svg:width="0.497cm" svg:height="0.568cm" svg:x="4.036cm" svg:y="4.806cm">
          <draw:text-box>
            <text:p text:style-name="P5"><text:span text:style-name="T8">do</text:span></text:p>
          </draw:text-box>
        </draw:frame>
        <draw:frame draw:style-name="gr18" draw:text-style-name="P10" draw:layer="layout" svg:width="0.28cm" svg:height="0.382cm" svg:x="2.667cm" svg:y="5.467cm">
          <draw:text-box>
            <text:p text:style-name="P5"><text:span text:style-name="T7">7</text:span></text:p>
          </draw:text-box>
        </draw:frame>
        <draw:frame draw:style-name="gr41" draw:text-style-name="P7" draw:layer="layout" svg:width="0.421cm" svg:height="0.568cm" svg:x="4.036cm" svg:y="5.316cm">
          <draw:text-box>
            <text:p text:style-name="P5"><text:span text:style-name="T6">{</text:span></text:p>
          </draw:text-box>
        </draw:frame>
        <draw:frame draw:style-name="gr18" draw:text-style-name="P10" draw:layer="layout" svg:width="0.28cm" svg:height="0.382cm" svg:x="2.667cm" svg:y="5.977cm">
          <draw:text-box>
            <text:p text:style-name="P5"><text:span text:style-name="T7">8</text:span></text:p>
          </draw:text-box>
        </draw:frame>
        <draw:frame draw:style-name="gr160" draw:text-style-name="P7" draw:layer="layout" svg:width="2.652cm" svg:height="0.568cm" svg:x="4.904cm" svg:y="5.825cm">
          <draw:text-box>
            <text:p text:style-name="P5"><text:span text:style-name="T6">c = getchar();</text:span></text:p>
          </draw:text-box>
        </draw:frame>
        <draw:frame draw:style-name="gr18" draw:text-style-name="P10" draw:layer="layout" svg:width="0.28cm" svg:height="0.382cm" svg:x="2.667cm" svg:y="6.486cm">
          <draw:text-box>
            <text:p text:style-name="P5"><text:span text:style-name="T7">9</text:span></text:p>
          </draw:text-box>
        </draw:frame>
        <draw:frame draw:style-name="gr161" draw:text-style-name="P7" draw:layer="layout" svg:width="5.848cm" svg:height="0.568cm" svg:x="4.036cm" svg:y="6.335cm">
          <draw:text-box>
            <text:p text:style-name="P5"><text:span text:style-name="T6">}</text:span><text:span text:style-name="T8"> while</text:span><text:span text:style-name="T6"> (c !=</text:span><text:span text:style-name="T10"> ’\n’</text:span><text:span text:style-name="T6"> &amp;&amp; c != EOF);</text:span></text:p>
          </draw:text-box>
        </draw:frame>
        <draw:frame draw:style-name="gr23" draw:text-style-name="P10" draw:layer="layout" svg:width="0.349cm" svg:height="0.382cm" svg:x="2.518cm" svg:y="6.996cm">
          <draw:text-box>
            <text:p text:style-name="P5"><text:span text:style-name="T7">10</text:span></text:p>
          </draw:text-box>
        </draw:frame>
        <draw:frame draw:style-name="gr41" draw:text-style-name="P7" draw:layer="layout" svg:width="0.421cm" svg:height="0.568cm" svg:x="3.168cm" svg:y="6.845cm">
          <draw:text-box>
            <text:p text:style-name="P5"><text:span text:style-name="T6">}</text:span></text:p>
          </draw:text-box>
        </draw:frame>
        <draw:frame draw:style-name="gr23" draw:text-style-name="P10" draw:layer="layout" svg:width="0.349cm" svg:height="0.382cm" svg:x="2.518cm" svg:y="7.506cm">
          <draw:text-box>
            <text:p text:style-name="P5"><text:span text:style-name="T7">11</text:span></text:p>
          </draw:text-box>
        </draw:frame>
        <draw:frame draw:style-name="gr24" draw:text-style-name="P10" draw:layer="layout" svg:width="0.341cm" svg:height="0.382cm" svg:x="2.518cm" svg:y="8.015cm">
          <draw:text-box>
            <text:p text:style-name="P5"><text:span text:style-name="T7">12</text:span></text:p>
          </draw:text-box>
        </draw:frame>
        <draw:frame draw:style-name="gr46" draw:text-style-name="P7" draw:layer="layout" svg:width="1.894cm" svg:height="0.568cm" svg:x="3.168cm" svg:y="7.864cm">
          <draw:text-box>
            <text:p text:style-name="P5"><text:span text:style-name="T13">int</text:span><text:span text:style-name="T6"> main()</text:span></text:p>
          </draw:text-box>
        </draw:frame>
        <draw:frame draw:style-name="gr24" draw:text-style-name="P10" draw:layer="layout" svg:width="0.341cm" svg:height="0.382cm" svg:x="2.518cm" svg:y="8.525cm">
          <draw:text-box>
            <text:p text:style-name="P5"><text:span text:style-name="T7">13</text:span></text:p>
          </draw:text-box>
        </draw:frame>
        <draw:frame draw:style-name="gr41" draw:text-style-name="P7" draw:layer="layout" svg:width="0.421cm" svg:height="0.568cm" svg:x="3.168cm" svg:y="8.374cm">
          <draw:text-box>
            <text:p text:style-name="P5"><text:span text:style-name="T6">{</text:span></text:p>
          </draw:text-box>
        </draw:frame>
        <draw:frame draw:style-name="gr23" draw:text-style-name="P10" draw:layer="layout" svg:width="0.349cm" svg:height="0.382cm" svg:x="2.518cm" svg:y="9.035cm">
          <draw:text-box>
            <text:p text:style-name="P5"><text:span text:style-name="T7">14</text:span></text:p>
          </draw:text-box>
        </draw:frame>
        <draw:frame draw:style-name="gr19" draw:text-style-name="P7" draw:layer="layout" svg:width="2.237cm" svg:height="0.568cm" svg:x="4.036cm" svg:y="8.883cm">
          <draw:text-box>
            <text:p text:style-name="P5"><text:span text:style-name="T13">int</text:span><text:span text:style-name="T6"> i, res=0;</text:span></text:p>
          </draw:text-box>
        </draw:frame>
        <draw:frame draw:style-name="gr24" draw:text-style-name="P10" draw:layer="layout" svg:width="0.341cm" svg:height="0.382cm" svg:x="2.518cm" svg:y="9.544cm">
          <draw:text-box>
            <text:p text:style-name="P5"><text:span text:style-name="T7">15</text:span></text:p>
          </draw:text-box>
        </draw:frame>
        <draw:frame draw:style-name="gr148" draw:text-style-name="P7" draw:layer="layout" svg:width="3.13cm" svg:height="0.568cm" svg:x="4.036cm" svg:y="9.393cm">
          <draw:text-box>
            <text:p text:style-name="P5"><text:span text:style-name="T8">while</text:span><text:span text:style-name="T6"> (res &lt; 10)</text:span></text:p>
          </draw:text-box>
        </draw:frame>
        <draw:frame draw:style-name="gr24" draw:text-style-name="P10" draw:layer="layout" svg:width="0.341cm" svg:height="0.382cm" svg:x="2.518cm" svg:y="10.054cm">
          <draw:text-box>
            <text:p text:style-name="P5"><text:span text:style-name="T7">16</text:span></text:p>
          </draw:text-box>
        </draw:frame>
        <draw:frame draw:style-name="gr41" draw:text-style-name="P7" draw:layer="layout" svg:width="0.421cm" svg:height="0.568cm" svg:x="4.036cm" svg:y="9.902cm">
          <draw:text-box>
            <text:p text:style-name="P5"><text:span text:style-name="T6">{</text:span></text:p>
          </draw:text-box>
        </draw:frame>
        <draw:frame draw:style-name="gr23" draw:text-style-name="P10" draw:layer="layout" svg:width="0.349cm" svg:height="0.382cm" svg:x="2.518cm" svg:y="10.563cm">
          <draw:text-box>
            <text:p text:style-name="P5"><text:span text:style-name="T7">17</text:span></text:p>
          </draw:text-box>
        </draw:frame>
        <draw:frame draw:style-name="gr149" draw:text-style-name="P7" draw:layer="layout" svg:width="4.268cm" svg:height="0.568cm" svg:x="4.904cm" svg:y="10.412cm">
          <draw:text-box>
            <text:p text:style-name="P5"><text:span text:style-name="T6">i =</text:span><text:span text:style-name="T9"> scanf</text:span><text:span text:style-name="T6">(</text:span><text:span text:style-name="T10">"%d"</text:span><text:span text:style-name="T6">, &amp;res);</text:span></text:p>
          </draw:text-box>
        </draw:frame>
        <draw:frame draw:style-name="gr24" draw:text-style-name="P10" draw:layer="layout" svg:width="0.341cm" svg:height="0.382cm" svg:x="2.518cm" svg:y="11.073cm">
          <draw:text-box>
            <text:p text:style-name="P5"><text:span text:style-name="T7">18</text:span></text:p>
          </draw:text-box>
        </draw:frame>
        <draw:frame draw:style-name="gr162" draw:text-style-name="P7" draw:layer="layout" svg:width="1.657cm" svg:height="0.568cm" svg:x="4.904cm" svg:y="10.922cm">
          <draw:text-box>
            <text:p text:style-name="P5"><text:span text:style-name="T8">if</text:span><text:span text:style-name="T6"> (i&lt;=0)</text:span></text:p>
          </draw:text-box>
        </draw:frame>
        <draw:frame draw:style-name="gr24" draw:text-style-name="P10" draw:layer="layout" svg:width="0.341cm" svg:height="0.382cm" svg:x="2.518cm" svg:y="11.583cm">
          <draw:text-box>
            <text:p text:style-name="P5"><text:span text:style-name="T7">19</text:span></text:p>
          </draw:text-box>
        </draw:frame>
        <draw:frame draw:style-name="gr163" draw:text-style-name="P7" draw:layer="layout" svg:width="2.618cm" svg:height="0.568cm" svg:x="5.772cm" svg:y="11.431cm">
          <draw:text-box>
            <text:p text:style-name="P5"><text:span text:style-name="T6">clean_stdin();</text:span></text:p>
          </draw:text-box>
        </draw:frame>
        <draw:frame draw:style-name="gr24" draw:text-style-name="P10" draw:layer="layout" svg:width="0.341cm" svg:height="0.382cm" svg:x="2.518cm" svg:y="12.092cm">
          <draw:text-box>
            <text:p text:style-name="P5"><text:span text:style-name="T7">20</text:span></text:p>
          </draw:text-box>
        </draw:frame>
        <draw:frame draw:style-name="gr150" draw:text-style-name="P7" draw:layer="layout" svg:width="6.529cm" svg:height="0.568cm" svg:x="4.904cm" svg:y="11.941cm">
          <draw:text-box>
            <text:p text:style-name="P5"><text:span text:style-name="T9">printf</text:span><text:span text:style-name="T6"> (</text:span><text:span text:style-name="T10">"i: %d\t-- %d --\n"</text:span><text:span text:style-name="T6">, i, res);</text:span></text:p>
          </draw:text-box>
        </draw:frame>
        <draw:frame draw:style-name="gr24" draw:text-style-name="P10" draw:layer="layout" svg:width="0.341cm" svg:height="0.382cm" svg:x="2.518cm" svg:y="12.602cm">
          <draw:text-box>
            <text:p text:style-name="P5"><text:span text:style-name="T7">21</text:span></text:p>
          </draw:text-box>
        </draw:frame>
        <draw:frame draw:style-name="gr41" draw:text-style-name="P7" draw:layer="layout" svg:width="0.421cm" svg:height="0.568cm" svg:x="4.036cm" svg:y="12.45cm">
          <draw:text-box>
            <text:p text:style-name="P5"><text:span text:style-name="T6">}</text:span></text:p>
          </draw:text-box>
        </draw:frame>
        <draw:frame draw:style-name="gr164" draw:text-style-name="P10" draw:layer="layout" svg:width="0.332cm" svg:height="0.382cm" svg:x="2.518cm" svg:y="13.112cm">
          <draw:text-box>
            <text:p text:style-name="P5"><text:span text:style-name="T7">22</text:span></text:p>
          </draw:text-box>
        </draw:frame>
        <draw:frame draw:style-name="gr51" draw:text-style-name="P7" draw:layer="layout" svg:width="1.729cm" svg:height="0.568cm" svg:x="4.036cm" svg:y="12.96cm">
          <draw:text-box>
            <text:p text:style-name="P5"><text:span text:style-name="T8">return</text:span><text:span text:style-name="T6"> 0;</text:span></text:p>
          </draw:text-box>
        </draw:frame>
        <draw:frame draw:style-name="gr164" draw:text-style-name="P10" draw:layer="layout" svg:width="0.332cm" svg:height="0.382cm" svg:x="2.518cm" svg:y="13.621cm">
          <draw:text-box>
            <text:p text:style-name="P5"><text:span text:style-name="T7">23</text:span></text:p>
          </draw:text-box>
        </draw:frame>
        <draw:frame draw:style-name="gr41" draw:text-style-name="P7" draw:layer="layout" svg:width="0.421cm" svg:height="0.568cm" svg:x="3.168cm" svg:y="13.47cm">
          <draw:text-box>
            <text:p text:style-name="P5"><text:span text:style-name="T6">}</text:span></text:p>
          </draw:text-box>
        </draw:frame>
        <draw:frame draw:style-name="gr125" draw:text-style-name="P7" draw:layer="layout" svg:width="16.275cm" svg:height="0.568cm" svg:x="3.119cm" svg:y="14.387cm">
          <draw:text-box>
            <text:p text:style-name="P5"><text:span text:style-name="T5">Le détail complet de ce code vous sera fourni dans un prochain TD (après avoir vu les</text:span></text:p>
          </draw:text-box>
        </draw:frame>
        <draw:polygon draw:style-name="gr39" draw:text-style-name="P11" draw:layer="layout" svg:width="0.106cm" svg:height="0.635cm" svg:x="2.499cm" svg:y="27.746cm" svg:viewBox="0 0 107 636" draw:points="0,636 107,636 107,0 0,0">
          <text:p/>
        </draw:polygon>
        <draw:frame draw:style-name="gr84" draw:text-style-name="P7" draw:layer="layout" svg:width="12.99cm" svg:height="0.568cm" svg:x="2.5cm" svg:y="14.897cm">
          <draw:text-box>
            <text:p text:style-name="P5"><text:span text:style-name="T5">fonctions). Mais vous pouvez d’ores et déjà l’utiliser dans vos codes.</text:span></text:p>
          </draw:text-box>
        </draw:frame>
        <draw:frame draw:style-name="gr41" draw:text-style-name="P7" draw:layer="layout" svg:width="0.421cm" svg:height="0.568cm" svg:x="2.743cm" svg:y="27.746cm">
          <draw:text-box>
            <text:p text:style-name="P5"><text:span text:style-name="T5">5</text:span></text:p>
          </draw:text-box>
        </draw:frame>
        <draw:frame draw:style-name="gr42" draw:text-style-name="P7" draw:layer="layout" svg:width="0.988cm" svg:height="0.568cm" svg:x="17.68cm" svg:y="27.746cm">
          <draw:text-box>
            <text:p text:style-name="P5"><text:span text:style-name="T12">esie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6T14:19:44.806309727</dc:date>
    <meta:editing-duration>PT38M55S</meta:editing-duration>
    <meta:editing-cycles>6</meta:editing-cycles>
    <meta:generator>LibreOffice/5.4.1.2.0$Linux_X86_64 LibreOffice_project/40m0$Build-2</meta:generator>
    <meta:document-statistic meta:object-count="363"/>
  </office:meta>
</office:document-meta>
</file>